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paragraph-properties fo:text-align="end" style:justify-single-word="false"/>
      <style:text-properties fo:font-size="8pt" fo:font-style="italic" officeooo:rsid="008a63e2" officeooo:paragraph-rsid="00cb863c" fo:background-color="#cccccc" style:font-size-asian="8pt" style:font-style-asian="italic" style:font-size-complex="8pt" style:font-style-complex="italic"/>
    </style:style>
    <style:style style:name="P2" style:family="paragraph" style:parent-style-name="PL-Paragraph">
      <style:paragraph-properties fo:text-align="end" style:justify-single-word="false"/>
      <style:text-properties fo:font-weight="bold" fo:background-color="#ff0000" style:font-weight-asian="bold" style:font-weight-complex="bold"/>
    </style:style>
    <style:style style:name="P3" style:family="paragraph" style:parent-style-name="PL-Paragraph">
      <style:text-properties fo:font-weight="bold" officeooo:paragraph-rsid="00b91c0f" style:font-weight-asian="bold" style:font-weight-complex="bold"/>
    </style:style>
    <style:style style:name="P4" style:family="paragraph" style:parent-style-name="PL-Paragraph">
      <style:text-properties fo:font-weight="bold" officeooo:paragraph-rsid="00f3bb41" style:font-weight-asian="bold" style:font-weight-complex="bold"/>
    </style:style>
    <style:style style:name="P5" style:family="paragraph" style:parent-style-name="PL-Paragraph">
      <style:text-properties fo:font-weight="bold" officeooo:paragraph-rsid="00b5ae3e" style:font-weight-asian="bold" style:font-weight-complex="bold"/>
    </style:style>
    <style:style style:name="P6" style:family="paragraph" style:parent-style-name="PL-Paragraph">
      <style:paragraph-properties fo:text-align="end" style:justify-single-word="false"/>
      <style:text-properties officeooo:rsid="008a63e2"/>
    </style:style>
    <style:style style:name="P7" style:family="paragraph" style:parent-style-name="PL-Paragraph">
      <style:text-properties officeooo:paragraph-rsid="0092026a"/>
    </style:style>
    <style:style style:name="P8" style:family="paragraph" style:parent-style-name="PL-Paragraph">
      <style:text-properties style:use-window-font-color="true" fo:font-style="normal" fo:font-weight="bold" officeooo:rsid="004e3d86" officeooo:paragraph-rsid="00891eab" fo:background-color="transparent" style:font-style-asian="normal" style:font-weight-asian="bold" style:font-style-complex="normal" style:font-weight-complex="bold"/>
    </style:style>
    <style:style style:name="P9" style:family="paragraph" style:parent-style-name="PL-Paragraph">
      <style:text-properties style:use-window-font-color="true" fo:font-style="normal" fo:font-weight="bold" officeooo:rsid="004843b3" officeooo:paragraph-rsid="00891eab" fo:background-color="#ffff00" style:font-style-asian="normal" style:font-weight-asian="bold" style:font-style-complex="normal" style:font-weight-complex="bold"/>
    </style:style>
    <style:style style:name="P10" style:family="paragraph" style:parent-style-name="PL-Paragraph">
      <style:text-properties style:use-window-font-color="true" fo:font-style="normal" officeooo:rsid="004843b3" officeooo:paragraph-rsid="00873af8" fo:background-color="#ff00ff" style:font-style-asian="normal" style:font-style-complex="normal"/>
    </style:style>
    <style:style style:name="P11" style:family="paragraph" style:parent-style-name="PL-Paragraph">
      <style:text-properties style:use-window-font-color="true" fo:font-style="italic" officeooo:rsid="00a2a47d" officeooo:paragraph-rsid="00eb3250" style:font-style-asian="italic" style:font-style-complex="italic"/>
    </style:style>
    <style:style style:name="P12" style:family="paragraph" style:parent-style-name="PL-Paragraph">
      <style:text-properties style:use-window-font-color="true" officeooo:paragraph-rsid="00eb3250"/>
    </style:style>
    <style:style style:name="P13" style:family="paragraph" style:parent-style-name="PL-Paragraph">
      <style:text-properties style:use-window-font-color="true" fo:font-weight="bold" style:font-weight-asian="bold" style:font-weight-complex="bold"/>
    </style:style>
    <style:style style:name="P14" style:family="paragraph" style:parent-style-name="PL-Paragraph">
      <style:text-properties style:use-window-font-color="true" fo:font-weight="bold" officeooo:rsid="004e3d86" officeooo:paragraph-rsid="00dfc233" style:font-weight-asian="bold" style:font-weight-complex="bold"/>
    </style:style>
    <style:style style:name="P15" style:family="paragraph" style:parent-style-name="PL-Paragraph">
      <style:text-properties style:use-window-font-color="true" fo:font-weight="bold" officeooo:rsid="00fd2039" officeooo:paragraph-rsid="00fd2039" style:font-weight-asian="bold" style:font-weight-complex="bold"/>
    </style:style>
    <style:style style:name="P16" style:family="paragraph" style:parent-style-name="PL-Paragraph">
      <style:text-properties fo:color="#000000" fo:font-style="italic" officeooo:paragraph-rsid="00eb3250" style:font-style-asian="italic" style:font-style-complex="italic"/>
    </style:style>
    <style:style style:name="P17" style:family="paragraph" style:parent-style-name="PL-Paragraph">
      <style:text-properties fo:color="#000000" officeooo:rsid="004e3d86" officeooo:paragraph-rsid="00a0cd17"/>
    </style:style>
    <style:style style:name="P18" style:family="paragraph" style:parent-style-name="PL-Paragraph">
      <style:text-properties officeooo:paragraph-rsid="00873af8"/>
    </style:style>
    <style:style style:name="P19" style:family="paragraph" style:parent-style-name="PL-Paragraph">
      <style:text-properties officeooo:paragraph-rsid="004843b3"/>
    </style:style>
    <style:style style:name="P20" style:family="paragraph" style:parent-style-name="PL-Paragraph">
      <style:text-properties fo:color="#ffffff" fo:font-style="normal" fo:font-weight="bold" officeooo:rsid="00865d18" officeooo:paragraph-rsid="00865d18" fo:background-color="#000000" style:font-style-asian="normal" style:font-weight-asian="bold" style:font-style-complex="normal" style:font-weight-complex="bold"/>
    </style:style>
    <style:style style:name="P21" style:family="paragraph" style:parent-style-name="PL-Paragraph">
      <style:text-properties officeooo:paragraph-rsid="00b5ae3e"/>
    </style:style>
    <style:style style:name="P22" style:family="paragraph" style:parent-style-name="PL-Paragraph">
      <style:text-properties officeooo:rsid="004843b3" officeooo:paragraph-rsid="00cb863c"/>
    </style:style>
    <style:style style:name="P23" style:family="paragraph" style:parent-style-name="PL-Paragraph">
      <style:text-properties officeooo:paragraph-rsid="00cb863c"/>
    </style:style>
    <style:style style:name="P24" style:family="paragraph" style:parent-style-name="PL-Paragraph">
      <style:text-properties officeooo:paragraph-rsid="00cf8b1f"/>
    </style:style>
    <style:style style:name="P25" style:family="paragraph" style:parent-style-name="PL-Paragraph">
      <style:text-properties officeooo:paragraph-rsid="00d38fa4"/>
    </style:style>
    <style:style style:name="P26" style:family="paragraph" style:parent-style-name="PL-Paragraph">
      <style:text-properties officeooo:rsid="0019be1e" officeooo:paragraph-rsid="00cb863c"/>
    </style:style>
    <style:style style:name="P27" style:family="paragraph" style:parent-style-name="PL-Paragraph">
      <style:text-properties officeooo:paragraph-rsid="00d7ed0f"/>
    </style:style>
    <style:style style:name="P28" style:family="paragraph" style:parent-style-name="PL-Paragraph">
      <style:text-properties officeooo:paragraph-rsid="00dba0c8"/>
    </style:style>
    <style:style style:name="P29" style:family="paragraph" style:parent-style-name="PL-Paragraph">
      <style:text-properties officeooo:paragraph-rsid="009f160c"/>
    </style:style>
    <style:style style:name="P30" style:family="paragraph" style:parent-style-name="PL-Paragraph">
      <style:text-properties officeooo:paragraph-rsid="00dcb02b"/>
    </style:style>
    <style:style style:name="P31" style:family="paragraph" style:parent-style-name="PL-Paragraph">
      <style:text-properties officeooo:paragraph-rsid="00ddcb86"/>
    </style:style>
    <style:style style:name="P32" style:family="paragraph" style:parent-style-name="PL-Paragraph">
      <style:text-properties officeooo:paragraph-rsid="00eb3250"/>
    </style:style>
    <style:style style:name="P33" style:family="paragraph" style:parent-style-name="PL-Paragraph">
      <style:text-properties officeooo:paragraph-rsid="00ae4254"/>
    </style:style>
    <style:style style:name="P34" style:family="paragraph" style:parent-style-name="PL-Paragraph">
      <style:text-properties officeooo:paragraph-rsid="00f38942"/>
    </style:style>
    <style:style style:name="P35" style:family="paragraph" style:parent-style-name="PL-Paragraph">
      <style:text-properties fo:color="#ff0000" fo:font-style="italic" fo:font-weight="bold" officeooo:paragraph-rsid="00bc8dc6" fo:background-color="transparent" style:font-style-asian="italic" style:font-weight-asian="bold" style:font-style-complex="italic" style:font-weight-complex="bold"/>
    </style:style>
    <style:style style:name="P36" style:family="paragraph" style:parent-style-name="PL-Paragraph">
      <style:text-properties fo:color="#ff0000" fo:font-style="italic" fo:font-weight="bold" officeooo:paragraph-rsid="00f3bb41" fo:background-color="transparent" style:font-style-asian="italic" style:font-weight-asian="bold" style:font-style-complex="italic" style:font-weight-complex="bold"/>
    </style:style>
    <style:style style:name="P37" style:family="paragraph" style:parent-style-name="PL-Paragraph">
      <style:text-properties officeooo:paragraph-rsid="00f4d2be"/>
    </style:style>
    <style:style style:name="P38" style:family="paragraph" style:parent-style-name="PL-Paragraph">
      <style:text-properties officeooo:paragraph-rsid="00fe098a"/>
    </style:style>
    <style:style style:name="P39" style:family="paragraph" style:parent-style-name="PL-Paragraph">
      <style:text-properties officeooo:paragraph-rsid="0109815e"/>
    </style:style>
    <style:style style:name="P40" style:family="paragraph" style:parent-style-name="PL-Title">
      <style:paragraph-properties fo:text-align="end" style:justify-single-word="false"/>
      <style:text-properties fo:color="#ffffff" officeooo:rsid="004c79e1" officeooo:paragraph-rsid="008e4962" fo:background-color="#000000"/>
    </style:style>
    <style:style style:name="P41" style:family="paragraph" style:parent-style-name="PL-Title">
      <style:paragraph-properties fo:text-align="end" style:justify-single-word="false"/>
      <style:text-properties fo:color="#ffffff" officeooo:rsid="004c79e1" officeooo:paragraph-rsid="008ee604" fo:background-color="#000000"/>
    </style:style>
    <style:style style:name="P42" style:family="paragraph" style:parent-style-name="PL-Title">
      <style:paragraph-properties fo:text-align="end" style:justify-single-word="false"/>
      <style:text-properties fo:color="#ffffff" fo:font-size="18pt" fo:font-weight="normal" officeooo:rsid="004c79e1" officeooo:paragraph-rsid="008ee604" fo:background-color="#000000" style:font-size-asian="18pt" style:font-weight-asian="normal" style:font-size-complex="18pt" style:font-weight-complex="normal"/>
    </style:style>
    <style:style style:name="P43" style:family="paragraph" style:parent-style-name="PL-Title">
      <style:text-properties officeooo:rsid="0019be1e"/>
    </style:style>
    <style:style style:name="P44" style:family="paragraph" style:parent-style-name="PL-Title">
      <style:paragraph-properties fo:text-align="end" style:justify-single-word="false"/>
      <style:text-properties officeooo:rsid="0019be1e"/>
    </style:style>
    <style:style style:name="P45" style:family="paragraph" style:parent-style-name="PL-Title">
      <style:paragraph-properties fo:text-align="end" style:justify-single-word="false"/>
    </style:style>
    <style:style style:name="P46" style:family="paragraph" style:parent-style-name="PL-Title">
      <style:text-properties officeooo:rsid="001d7026" officeooo:paragraph-rsid="00cb863c"/>
    </style:style>
    <style:style style:name="P47" style:family="paragraph" style:parent-style-name="PL-Title">
      <style:paragraph-properties fo:break-before="page"/>
      <style:text-properties officeooo:rsid="001d7026" officeooo:paragraph-rsid="00cb863c"/>
    </style:style>
    <style:style style:name="P48" style:family="paragraph" style:parent-style-name="PL-Heading">
      <style:paragraph-properties fo:break-before="page"/>
      <style:text-properties officeooo:rsid="004843b3" officeooo:paragraph-rsid="00e8cf8c"/>
    </style:style>
    <style:style style:name="P49" style:family="paragraph" style:parent-style-name="PL-Heading">
      <style:paragraph-properties fo:break-before="page"/>
      <style:text-properties officeooo:paragraph-rsid="00eb3250"/>
    </style:style>
    <style:style style:name="P50" style:family="paragraph" style:parent-style-name="PL-Heading">
      <style:text-properties officeooo:rsid="004843b3" officeooo:paragraph-rsid="00cb863c"/>
    </style:style>
    <style:style style:name="P51" style:family="paragraph" style:parent-style-name="PL-Heading">
      <style:text-properties officeooo:paragraph-rsid="00cb863c"/>
    </style:style>
    <style:style style:name="P52" style:family="paragraph" style:parent-style-name="PL-Heading">
      <style:text-properties officeooo:paragraph-rsid="00a42372"/>
    </style:style>
    <style:style style:name="P53" style:family="paragraph" style:parent-style-name="PL-Heading">
      <style:text-properties officeooo:paragraph-rsid="00eb3250"/>
    </style:style>
    <style:style style:name="P54" style:family="paragraph" style:parent-style-name="PL-Heading">
      <style:text-properties officeooo:rsid="004f5787" officeooo:paragraph-rsid="0049e68b"/>
    </style:style>
    <style:style style:name="P55" style:family="paragraph" style:parent-style-name="PL-Heading">
      <style:text-properties fo:font-style="italic" officeooo:rsid="004843b3" officeooo:paragraph-rsid="00eb3250" style:font-style-asian="italic" style:font-style-complex="italic"/>
    </style:style>
    <style:style style:name="P56" style:family="paragraph" style:parent-style-name="PL-Heading">
      <style:text-properties fo:color="#000000" officeooo:paragraph-rsid="00cb863c"/>
    </style:style>
    <style:style style:name="P57" style:family="paragraph" style:parent-style-name="PL-Paragraph">
      <style:paragraph-properties fo:background-color="transparent">
        <style:background-image/>
      </style:paragraph-properties>
      <style:text-properties fo:color="#ff0000" fo:font-style="italic" officeooo:rsid="004843b3" officeooo:paragraph-rsid="00c12ec0" fo:background-color="transparent" style:font-style-asian="italic" style:font-style-complex="italic"/>
    </style:style>
    <style:style style:name="P58" style:family="paragraph" style:parent-style-name="PL-Paragraph">
      <style:paragraph-properties fo:background-color="transparent">
        <style:background-image/>
      </style:paragraph-properties>
      <style:text-properties style:use-window-font-color="true" fo:font-style="normal" officeooo:rsid="004843b3" officeooo:paragraph-rsid="00873af8" fo:background-color="#00ffff" style:font-style-asian="normal" style:font-style-complex="normal"/>
    </style:style>
    <style:style style:name="P59" style:family="paragraph" style:parent-style-name="PL-Paragraph">
      <style:paragraph-properties fo:background-color="transparent">
        <style:background-image/>
      </style:paragraph-properties>
      <style:text-properties style:use-window-font-color="true" fo:font-style="normal" fo:font-weight="bold" officeooo:rsid="004843b3" officeooo:paragraph-rsid="00b5ae3e" fo:background-color="transparent" style:font-style-asian="normal" style:font-weight-asian="bold" style:font-style-complex="normal" style:font-weight-complex="bold"/>
    </style:style>
    <style:style style:name="P60" style:family="paragraph" style:parent-style-name="PL-Paragraph">
      <style:paragraph-properties fo:background-color="transparent">
        <style:background-image/>
      </style:paragraph-properties>
      <style:text-properties style:use-window-font-color="true" fo:font-style="normal" officeooo:rsid="004843b3" officeooo:paragraph-rsid="00b5ae3e" fo:background-color="transparent" style:font-style-asian="normal" style:font-style-complex="normal"/>
    </style:style>
    <style:style style:name="P61" style:family="paragraph" style:parent-style-name="PL-SubHeading">
      <style:text-properties fo:font-weight="bold" officeooo:rsid="008ee604" style:font-weight-asian="bold" style:font-weight-complex="bold"/>
    </style:style>
    <style:style style:name="P62" style:family="paragraph" style:parent-style-name="PL-SubHeading">
      <style:text-properties officeooo:paragraph-rsid="00eb3250"/>
    </style:style>
    <style:style style:name="P63" style:family="paragraph" style:parent-style-name="PL-ParagraphIndent">
      <style:text-properties officeooo:paragraph-rsid="00f38942"/>
    </style:style>
    <style:style style:name="P64" style:family="paragraph" style:parent-style-name="PL-ParagraphIndent">
      <style:text-properties fo:font-style="italic" fo:font-weight="normal" officeooo:paragraph-rsid="00f38942" style:font-style-asian="italic" style:font-weight-asian="normal" style:font-style-complex="italic" style:font-weight-complex="normal"/>
    </style:style>
    <style:style style:name="P65" style:family="paragraph" style:parent-style-name="PL-ParagraphIndent">
      <style:text-properties fo:color="#ff0000" fo:font-style="italic" fo:font-weight="normal" officeooo:paragraph-rsid="0100f432" fo:background-color="transparent" style:font-style-asian="italic" style:font-weight-asian="normal" style:font-style-complex="italic" style:font-weight-complex="normal"/>
    </style:style>
    <style:style style:name="P66" style:family="paragraph" style:parent-style-name="PL-ParagraphIndent">
      <style:paragraph-properties fo:margin-left="0cm" fo:margin-right="0cm" fo:text-indent="0cm" style:auto-text-indent="false"/>
      <style:text-properties fo:font-style="italic" fo:font-weight="normal" officeooo:paragraph-rsid="00f38942" style:font-style-asian="italic" style:font-weight-asian="normal" style:font-style-complex="italic" style:font-weight-complex="normal"/>
    </style:style>
    <style:style style:name="P67" style:family="paragraph" style:parent-style-name="PL-ParagraphIndent">
      <style:paragraph-properties fo:margin-left="0cm" fo:margin-right="0cm" fo:text-indent="0cm" style:auto-text-indent="false" fo:break-before="page"/>
      <style:text-properties fo:font-style="italic" fo:font-weight="normal" officeooo:paragraph-rsid="00f38942" style:font-style-asian="italic" style:font-weight-asian="normal" style:font-style-complex="italic" style:font-weight-complex="normal"/>
    </style:style>
    <style:style style:name="P68" style:family="paragraph" style:parent-style-name="PL-Heading" style:master-page-name="PL-Page">
      <style:paragraph-properties style:page-number="1"/>
    </style:style>
    <style:style style:name="P69" style:family="paragraph" style:parent-style-name="PL-Title" style:master-page-name="Standard">
      <style:paragraph-properties style:page-number="auto" fo:break-before="page"/>
      <style:text-properties fo:color="#ffffff" officeooo:rsid="004c79e1" officeooo:paragraph-rsid="008e4962" fo:background-color="#000000"/>
    </style:style>
    <style:style style:name="T1" style:family="text">
      <style:text-properties fo:font-weight="normal" style:font-weight-asian="normal" style:font-weight-complex="normal"/>
    </style:style>
    <style:style style:name="T2" style:family="text">
      <style:text-properties fo:font-weight="normal" officeooo:rsid="00fe098a" style:font-weight-asian="normal" style:font-weight-complex="normal"/>
    </style:style>
    <style:style style:name="T3" style:family="text">
      <style:text-properties fo:font-weight="normal" officeooo:rsid="0100f432"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159058" style:font-style-asian="normal" style:font-style-complex="normal"/>
    </style:style>
    <style:style style:name="T6" style:family="text">
      <style:text-properties fo:font-style="normal" officeooo:rsid="000cbd9d" style:font-style-asian="normal" style:font-style-complex="normal"/>
    </style:style>
    <style:style style:name="T7" style:family="text">
      <style:text-properties fo:font-style="normal" officeooo:rsid="00228ff0" style:font-style-asian="normal" style:font-style-complex="normal"/>
    </style:style>
    <style:style style:name="T8" style:family="text">
      <style:text-properties fo:font-style="normal" officeooo:rsid="002374bb" style:font-style-asian="normal" style:font-style-complex="normal"/>
    </style:style>
    <style:style style:name="T9" style:family="text">
      <style:text-properties fo:font-style="normal" officeooo:rsid="006cb35a" style:font-style-asian="normal" style:font-style-complex="normal"/>
    </style:style>
    <style:style style:name="T10" style:family="text">
      <style:text-properties fo:font-style="normal" officeooo:rsid="006dfe47" style:font-style-asian="normal" style:font-style-complex="normal"/>
    </style:style>
    <style:style style:name="T11" style:family="text">
      <style:text-properties fo:font-style="normal" officeooo:rsid="0070fc5d" style:font-style-asian="normal" style:font-style-complex="normal"/>
    </style:style>
    <style:style style:name="T12" style:family="text">
      <style:text-properties fo:font-style="normal" officeooo:rsid="0077a329" style:font-style-asian="normal" style:font-style-complex="normal"/>
    </style:style>
    <style:style style:name="T13" style:family="text">
      <style:text-properties fo:font-style="normal" officeooo:rsid="00781956" style:font-style-asian="normal" style:font-style-complex="normal"/>
    </style:style>
    <style:style style:name="T14" style:family="text">
      <style:text-properties fo:font-style="normal" officeooo:rsid="0078a3c8" style:font-style-asian="normal" style:font-style-complex="normal"/>
    </style:style>
    <style:style style:name="T15" style:family="text">
      <style:text-properties fo:font-style="normal" officeooo:rsid="007cedfc" style:font-style-asian="normal" style:font-style-complex="normal"/>
    </style:style>
    <style:style style:name="T16" style:family="text">
      <style:text-properties fo:font-style="normal" officeooo:rsid="007fa21b" style:font-style-asian="normal" style:font-style-complex="normal"/>
    </style:style>
    <style:style style:name="T17" style:family="text">
      <style:text-properties fo:font-style="normal" officeooo:rsid="008083bf" style:font-style-asian="normal" style:font-style-complex="normal"/>
    </style:style>
    <style:style style:name="T18" style:family="text">
      <style:text-properties fo:font-style="normal" officeooo:rsid="00a2a47d" style:font-style-asian="normal" style:font-style-complex="normal"/>
    </style:style>
    <style:style style:name="T19" style:family="text">
      <style:text-properties fo:font-style="normal" officeooo:rsid="00a9773b" style:font-style-asian="normal" style:font-style-complex="normal"/>
    </style:style>
    <style:style style:name="T20" style:family="text">
      <style:text-properties fo:font-style="normal" officeooo:rsid="00a98cc1" style:font-style-asian="normal" style:font-style-complex="normal"/>
    </style:style>
    <style:style style:name="T21" style:family="text">
      <style:text-properties fo:font-style="normal" officeooo:rsid="00b41019" style:font-style-asian="normal" style:font-style-complex="normal"/>
    </style:style>
    <style:style style:name="T22" style:family="text">
      <style:text-properties fo:font-style="normal" officeooo:rsid="00b51900" style:font-style-asian="normal" style:font-style-complex="normal"/>
    </style:style>
    <style:style style:name="T23" style:family="text">
      <style:text-properties fo:font-style="normal" officeooo:rsid="00b5ae3e" style:font-style-asian="normal" style:font-style-complex="normal"/>
    </style:style>
    <style:style style:name="T24" style:family="text">
      <style:text-properties fo:font-style="normal" officeooo:rsid="00c40319" style:font-style-asian="normal" style:font-style-complex="normal"/>
    </style:style>
    <style:style style:name="T25" style:family="text">
      <style:text-properties fo:font-style="normal" officeooo:rsid="00c521c6" style:font-style-asian="normal" style:font-style-complex="normal"/>
    </style:style>
    <style:style style:name="T26" style:family="text">
      <style:text-properties fo:font-style="normal" officeooo:rsid="0019be1e" style:font-style-asian="normal" style:font-style-complex="normal"/>
    </style:style>
    <style:style style:name="T27" style:family="text">
      <style:text-properties fo:font-style="normal" officeooo:rsid="00d7ed0f" style:font-style-asian="normal" style:font-style-complex="normal"/>
    </style:style>
    <style:style style:name="T28" style:family="text">
      <style:text-properties fo:font-style="normal" officeooo:rsid="00d9d9c8" style:font-style-asian="normal" style:font-style-complex="normal"/>
    </style:style>
    <style:style style:name="T29" style:family="text">
      <style:text-properties fo:font-style="normal" officeooo:rsid="00ddcb86" style:font-style-asian="normal" style:font-style-complex="normal"/>
    </style:style>
    <style:style style:name="T30" style:family="text">
      <style:text-properties fo:font-style="normal" officeooo:rsid="00dec2f9" style:font-style-asian="normal" style:font-style-complex="normal"/>
    </style:style>
    <style:style style:name="T31" style:family="text">
      <style:text-properties fo:font-style="normal" officeooo:rsid="00e6e524" style:font-style-asian="normal" style:font-style-complex="normal"/>
    </style:style>
    <style:style style:name="T32" style:family="text">
      <style:text-properties fo:font-style="normal" officeooo:rsid="00ea97d3" style:font-style-asian="normal" style:font-style-complex="normal"/>
    </style:style>
    <style:style style:name="T33" style:family="text">
      <style:text-properties fo:font-style="normal" officeooo:rsid="00eb3250" style:font-style-asian="normal" style:font-style-complex="normal"/>
    </style:style>
    <style:style style:name="T34" style:family="text">
      <style:text-properties fo:font-style="normal" officeooo:rsid="00eecccc" style:font-style-asian="normal" style:font-style-complex="normal"/>
    </style:style>
    <style:style style:name="T35" style:family="text">
      <style:text-properties fo:font-style="normal" officeooo:rsid="00f003a2" style:font-style-asian="normal" style:font-style-complex="normal"/>
    </style:style>
    <style:style style:name="T36" style:family="text">
      <style:text-properties fo:font-style="normal" officeooo:rsid="0100f432" style:font-style-asian="normal" style:font-style-complex="normal"/>
    </style:style>
    <style:style style:name="T37" style:family="text">
      <style:text-properties fo:font-style="normal" style:text-underline-style="none" officeooo:rsid="0013aac3" style:font-style-asian="normal" style:font-style-complex="normal"/>
    </style:style>
    <style:style style:name="T38" style:family="text">
      <style:text-properties fo:font-style="normal" style:text-underline-style="none" officeooo:rsid="007cedfc" style:font-style-asian="normal" style:font-style-complex="normal"/>
    </style:style>
    <style:style style:name="T39" style:family="text">
      <style:text-properties fo:font-style="normal" style:text-underline-style="none" officeooo:rsid="00c40319" style:font-style-asian="normal" style:font-style-complex="normal"/>
    </style:style>
    <style:style style:name="T40" style:family="text">
      <style:text-properties fo:font-style="normal" style:text-underline-style="none" officeooo:rsid="00159058" style:font-style-asian="normal" style:font-style-complex="normal"/>
    </style:style>
    <style:style style:name="T41" style:family="text">
      <style:text-properties fo:font-style="normal" style:text-underline-style="none" officeooo:rsid="00d7ed0f" style:font-style-asian="normal" style:font-style-complex="normal"/>
    </style:style>
    <style:style style:name="T42" style:family="text">
      <style:text-properties fo:font-style="normal" style:text-underline-style="none" officeooo:rsid="00ddcb86" style:font-style-asian="normal" style:font-style-complex="normal"/>
    </style:style>
    <style:style style:name="T43" style:family="text">
      <style:text-properties fo:font-style="normal" style:text-underline-style="none" style:font-style-asian="normal" style:language-complex="ar" style:country-complex="SA" style:font-style-complex="normal"/>
    </style:style>
    <style:style style:name="T44" style:family="text">
      <style:text-properties fo:font-style="normal" style:text-underline-style="none" officeooo:rsid="00d38fa4" style:font-style-asian="normal" style:language-complex="ar" style:country-complex="SA" style:font-style-complex="normal"/>
    </style:style>
    <style:style style:name="T45" style:family="text">
      <style:text-properties fo:font-style="normal" style:text-underline-style="none" officeooo:rsid="00159058" style:font-style-asian="normal" style:language-complex="ar" style:country-complex="SA" style:font-style-complex="normal"/>
    </style:style>
    <style:style style:name="T46" style:family="text">
      <style:text-properties fo:font-style="normal" style:text-underline-style="none" officeooo:rsid="00d4a016" style:font-style-asian="normal" style:language-complex="ar" style:country-complex="SA" style:font-style-complex="normal"/>
    </style:style>
    <style:style style:name="T47" style:family="text">
      <style:text-properties fo:font-style="normal" style:text-underline-style="none" officeooo:rsid="00d7ed0f" style:font-style-asian="normal" style:language-complex="ar" style:country-complex="SA" style:font-style-complex="normal"/>
    </style:style>
    <style:style style:name="T48" style:family="text">
      <style:text-properties fo:font-style="normal" style:text-underline-style="none" officeooo:rsid="00fc25e5" style:font-style-asian="normal" style:language-complex="ar" style:country-complex="SA" style:font-style-complex="normal"/>
    </style:style>
    <style:style style:name="T49" style:family="text">
      <style:text-properties fo:font-style="normal" fo:font-weight="normal" officeooo:rsid="00c12ec0" style:font-style-asian="normal" style:font-weight-asian="normal" style:font-style-complex="normal" style:font-weight-complex="normal"/>
    </style:style>
    <style:style style:name="T50" style:family="text">
      <style:text-properties fo:font-style="normal" fo:font-weight="normal" officeooo:rsid="006b21a5" style:font-style-asian="normal" style:font-weight-asian="normal" style:font-style-complex="normal" style:font-weight-complex="normal"/>
    </style:style>
    <style:style style:name="T51" style:family="text">
      <style:text-properties fo:font-style="normal" officeooo:rsid="002374bb" fo:background-color="transparent" style:font-style-asian="normal" style:font-style-complex="normal"/>
    </style:style>
    <style:style style:name="T52" style:family="text">
      <style:text-properties fo:font-style="normal" officeooo:rsid="008083bf" fo:background-color="transparent" style:font-style-asian="normal" style:font-style-complex="normal"/>
    </style:style>
    <style:style style:name="T53" style:family="text">
      <style:text-properties fo:font-style="normal" fo:font-weight="bold" officeooo:rsid="00108c26" style:font-style-asian="normal" style:font-weight-asian="bold" style:font-style-complex="normal" style:font-weight-complex="bold"/>
    </style:style>
    <style:style style:name="T54" style:family="text">
      <style:text-properties fo:font-style="normal" fo:font-weight="bold" officeooo:rsid="0092026a" style:font-style-asian="normal" style:font-weight-asian="bold" style:font-style-complex="normal" style:font-weight-complex="bold"/>
    </style:style>
    <style:style style:name="T55" style:family="text">
      <style:text-properties fo:font-style="normal" fo:font-weight="bold" fo:background-color="#ff00ff" style:font-style-asian="normal" style:font-weight-asian="bold" style:font-style-complex="normal" style:font-weight-complex="bold"/>
    </style:style>
    <style:style style:name="T56" style:family="text">
      <style:text-properties fo:font-style="normal" fo:font-weight="bold" officeooo:rsid="00891eab" fo:background-color="#ff00ff" style:font-style-asian="normal" style:font-weight-asian="bold" style:font-style-complex="normal" style:font-weight-complex="bold"/>
    </style:style>
    <style:style style:name="T57" style:family="text">
      <style:text-properties fo:font-style="normal" fo:background-color="#ff00ff" style:font-style-asian="normal" style:font-style-complex="normal"/>
    </style:style>
    <style:style style:name="T58" style:family="text">
      <style:text-properties fo:font-style="normal" officeooo:rsid="00873af8" fo:background-color="#ff00ff" style:font-style-asian="normal" style:font-style-complex="normal"/>
    </style:style>
    <style:style style:name="T59" style:family="text">
      <style:text-properties fo:font-style="normal" officeooo:rsid="00891eab" fo:background-color="#ff00ff" style:font-style-asian="normal" style:font-style-complex="normal"/>
    </style:style>
    <style:style style:name="T60" style:family="text">
      <style:text-properties fo:font-style="normal" fo:background-color="#00ffff" style:font-style-asian="normal" style:font-style-complex="normal"/>
    </style:style>
    <style:style style:name="T61" style:family="text">
      <style:text-properties fo:font-style="normal" officeooo:rsid="00873af8" fo:background-color="#00ffff" style:font-style-asian="normal" style:font-style-complex="normal"/>
    </style:style>
    <style:style style:name="T62" style:family="text">
      <style:text-properties fo:font-style="normal" officeooo:rsid="00891eab" fo:background-color="#00ffff" style:font-style-asian="normal" style:font-style-complex="normal"/>
    </style:style>
    <style:style style:name="T63" style:family="text">
      <style:text-properties fo:font-style="normal" officeooo:rsid="001b90e0" fo:background-color="#00ffff" style:font-style-asian="normal" style:font-style-complex="normal"/>
    </style:style>
    <style:style style:name="T64" style:family="text">
      <style:text-properties officeooo:rsid="0019be1e"/>
    </style:style>
    <style:style style:name="T65" style:family="text">
      <style:text-properties officeooo:rsid="0004c5dc"/>
    </style:style>
    <style:style style:name="T66" style:family="text">
      <style:text-properties officeooo:rsid="000cbd9d"/>
    </style:style>
    <style:style style:name="T67" style:family="text">
      <style:text-properties fo:font-style="italic" officeooo:rsid="00228ff0" style:font-style-asian="italic" style:font-style-complex="italic"/>
    </style:style>
    <style:style style:name="T68" style:family="text">
      <style:text-properties fo:font-style="italic" officeooo:rsid="00a2a47d" style:font-style-asian="italic" style:font-style-complex="italic"/>
    </style:style>
    <style:style style:name="T69" style:family="text">
      <style:text-properties fo:font-style="italic" officeooo:rsid="00a88628" style:font-style-asian="italic" style:font-style-complex="italic"/>
    </style:style>
    <style:style style:name="T70" style:family="text">
      <style:text-properties fo:font-style="italic" officeooo:rsid="002374bb" style:font-style-asian="italic" style:font-style-complex="italic"/>
    </style:style>
    <style:style style:name="T71" style:family="text">
      <style:text-properties fo:font-style="italic" officeooo:rsid="00e6e524" style:font-style-asian="italic" style:font-style-complex="italic"/>
    </style:style>
    <style:style style:name="T72" style:family="text">
      <style:text-properties fo:font-style="italic" officeooo:rsid="00873af8" style:font-style-asian="italic" style:font-style-complex="italic"/>
    </style:style>
    <style:style style:name="T73" style:family="text">
      <style:text-properties fo:font-style="italic" officeooo:rsid="00f38942" style:font-style-asian="italic" style:font-style-complex="italic"/>
    </style:style>
    <style:style style:name="T74" style:family="text">
      <style:text-properties fo:font-style="italic" officeooo:rsid="0100f432" style:font-style-asian="italic" style:font-style-complex="italic"/>
    </style:style>
    <style:style style:name="T75" style:family="text">
      <style:text-properties fo:font-style="italic" officeooo:rsid="01057e8f" style:font-style-asian="italic" style:font-style-complex="italic"/>
    </style:style>
    <style:style style:name="T76" style:family="text">
      <style:text-properties fo:font-style="italic" fo:font-weight="bold" officeooo:rsid="00197001" style:font-style-asian="italic" style:font-weight-asian="bold" style:font-style-complex="italic" style:font-weight-complex="bold"/>
    </style:style>
    <style:style style:name="T77" style:family="text">
      <style:text-properties fo:font-style="italic" fo:font-weight="bold" officeooo:rsid="006bd0d5" style:font-style-asian="italic" style:font-weight-asian="bold" style:font-style-complex="italic" style:font-weight-complex="bold"/>
    </style:style>
    <style:style style:name="T78" style:family="text">
      <style:text-properties fo:font-weight="bold" style:font-weight-asian="bold" style:font-weight-complex="bold"/>
    </style:style>
    <style:style style:name="T79" style:family="text">
      <style:text-properties fo:font-weight="bold" officeooo:rsid="00197001" style:font-weight-asian="bold" style:font-weight-complex="bold"/>
    </style:style>
    <style:style style:name="T80" style:family="text">
      <style:text-properties fo:font-weight="bold" officeooo:rsid="004843b3" style:font-weight-asian="bold" style:font-weight-complex="bold"/>
    </style:style>
    <style:style style:name="T81" style:family="text">
      <style:text-properties fo:font-weight="bold" officeooo:rsid="006dfe47" style:font-weight-asian="bold" style:font-weight-complex="bold"/>
    </style:style>
    <style:style style:name="T82" style:family="text">
      <style:text-properties fo:font-weight="bold" officeooo:rsid="006f3b9d" style:font-weight-asian="bold" style:font-weight-complex="bold"/>
    </style:style>
    <style:style style:name="T83" style:family="text">
      <style:text-properties fo:font-weight="bold" officeooo:rsid="00873af8" style:font-weight-asian="bold" style:font-weight-complex="bold"/>
    </style:style>
    <style:style style:name="T84" style:family="text">
      <style:text-properties fo:font-weight="bold" officeooo:rsid="00891eab" style:font-weight-asian="bold" style:font-weight-complex="bold"/>
    </style:style>
    <style:style style:name="T85" style:family="text">
      <style:text-properties fo:font-weight="bold" officeooo:rsid="001b90e0" style:font-weight-asian="bold" style:font-weight-complex="bold"/>
    </style:style>
    <style:style style:name="T86" style:family="text">
      <style:text-properties fo:color="#ff0000" fo:font-style="normal" officeooo:rsid="00c3302c" style:font-style-asian="normal" style:font-style-complex="normal"/>
    </style:style>
    <style:style style:name="T87" style:family="text">
      <style:text-properties fo:color="#ff0000" officeooo:rsid="00a88628"/>
    </style:style>
    <style:style style:name="T88" style:family="text">
      <style:text-properties fo:color="#ff0000" fo:font-weight="normal" officeooo:rsid="00b5ae3e" style:font-weight-asian="normal" style:font-weight-complex="normal"/>
    </style:style>
    <style:style style:name="T89" style:family="text">
      <style:text-properties officeooo:rsid="004843b3"/>
    </style:style>
    <style:style style:name="T90" style:family="text">
      <style:text-properties officeooo:rsid="004c79e1"/>
    </style:style>
    <style:style style:name="T91" style:family="text">
      <style:text-properties officeooo:rsid="004f5787"/>
    </style:style>
    <style:style style:name="T92" style:family="text">
      <style:text-properties officeooo:rsid="0061a10c"/>
    </style:style>
    <style:style style:name="T93" style:family="text">
      <style:text-properties fo:color="#000000" fo:font-style="normal" officeooo:rsid="00a63743" style:font-style-asian="normal" style:font-style-complex="normal"/>
    </style:style>
    <style:style style:name="T94" style:family="text">
      <style:text-properties fo:color="#000000" fo:font-style="normal" officeooo:rsid="00a5ed94" style:font-style-asian="normal" style:font-style-complex="normal"/>
    </style:style>
    <style:style style:name="T95" style:family="text">
      <style:text-properties fo:color="#000000" fo:font-style="normal" officeooo:rsid="00c3302c" style:font-style-asian="normal" style:font-style-complex="normal"/>
    </style:style>
    <style:style style:name="T96" style:family="text">
      <style:text-properties fo:color="#000000" fo:font-style="normal" officeooo:rsid="00c387ff" style:font-style-asian="normal" style:font-style-complex="normal"/>
    </style:style>
    <style:style style:name="T97" style:family="text">
      <style:text-properties fo:color="#000000" fo:font-style="normal" officeooo:rsid="00cfd89b" style:font-style-asian="normal" style:font-style-complex="normal"/>
    </style:style>
    <style:style style:name="T98" style:family="text">
      <style:text-properties fo:color="#000000" fo:font-style="normal" officeooo:rsid="00e6e524" style:font-style-asian="normal" style:font-style-complex="normal"/>
    </style:style>
    <style:style style:name="T99" style:family="text">
      <style:text-properties fo:color="#000000" fo:font-style="normal" officeooo:rsid="00fe098a" style:font-style-asian="normal" style:font-style-complex="normal"/>
    </style:style>
    <style:style style:name="T100" style:family="text">
      <style:text-properties fo:color="#000000" fo:font-style="normal" fo:font-weight="normal" officeooo:rsid="0071429b" style:font-style-asian="normal" style:font-weight-asian="normal" style:font-style-complex="normal" style:font-weight-complex="normal"/>
    </style:style>
    <style:style style:name="T101" style:family="text">
      <style:text-properties fo:color="#000000" fo:font-style="normal" fo:font-weight="normal" officeooo:rsid="00721311" style:font-style-asian="normal" style:font-weight-asian="normal" style:font-style-complex="normal" style:font-weight-complex="normal"/>
    </style:style>
    <style:style style:name="T102" style:family="text">
      <style:text-properties fo:color="#000000" fo:font-style="normal" fo:font-weight="normal" officeooo:rsid="0073c9fe" style:font-style-asian="normal" style:font-weight-asian="normal" style:font-style-complex="normal" style:font-weight-complex="normal"/>
    </style:style>
    <style:style style:name="T103" style:family="text">
      <style:text-properties fo:color="#000000" fo:font-style="normal" fo:font-weight="normal" officeooo:rsid="00751a39" style:font-style-asian="normal" style:font-weight-asian="normal" style:font-style-complex="normal" style:font-weight-complex="normal"/>
    </style:style>
    <style:style style:name="T104" style:family="text">
      <style:text-properties fo:color="#000000" fo:font-style="normal" fo:font-weight="normal" officeooo:rsid="006dfe47" style:font-style-asian="normal" style:font-weight-asian="normal" style:font-style-complex="normal" style:font-weight-complex="normal"/>
    </style:style>
    <style:style style:name="T105" style:family="text">
      <style:text-properties fo:color="#000000" fo:font-style="normal" fo:font-weight="normal" officeooo:rsid="0070fc5d" style:font-style-asian="normal" style:font-weight-asian="normal" style:font-style-complex="normal" style:font-weight-complex="normal"/>
    </style:style>
    <style:style style:name="T106" style:family="text">
      <style:text-properties fo:color="#000000" fo:font-style="normal" fo:font-weight="normal" officeooo:rsid="007a368e" style:font-style-asian="normal" style:font-weight-asian="normal" style:font-style-complex="normal" style:font-weight-complex="normal"/>
    </style:style>
    <style:style style:name="T107" style:family="text">
      <style:text-properties fo:color="#000000" fo:font-style="normal" fo:font-weight="normal" officeooo:rsid="007fa21b" style:font-style-asian="normal" style:font-weight-asian="normal" style:font-style-complex="normal" style:font-weight-complex="normal"/>
    </style:style>
    <style:style style:name="T108" style:family="text">
      <style:text-properties fo:color="#000000" fo:font-style="normal" fo:font-weight="normal" officeooo:rsid="007fa3fb" style:font-style-asian="normal" style:font-weight-asian="normal" style:font-style-complex="normal" style:font-weight-complex="normal"/>
    </style:style>
    <style:style style:name="T109" style:family="text">
      <style:text-properties fo:color="#000000" fo:font-style="normal" fo:font-weight="normal" officeooo:rsid="006bd0d5" style:font-style-asian="normal" style:font-weight-asian="normal" style:font-style-complex="normal" style:font-weight-complex="normal"/>
    </style:style>
    <style:style style:name="T110" style:family="text">
      <style:text-properties fo:color="#000000" fo:font-style="normal" fo:font-weight="normal" officeooo:rsid="006cb35a" style:font-style-asian="normal" style:font-weight-asian="normal" style:font-style-complex="normal" style:font-weight-complex="normal"/>
    </style:style>
    <style:style style:name="T111" style:family="text">
      <style:text-properties fo:color="#000000" fo:font-style="normal" fo:font-weight="normal" officeooo:rsid="0075b745" style:font-style-asian="normal" style:font-weight-asian="normal" style:font-style-complex="normal" style:font-weight-complex="normal"/>
    </style:style>
    <style:style style:name="T112" style:family="text">
      <style:text-properties fo:color="#000000" fo:font-style="normal" fo:font-weight="normal" officeooo:rsid="007526e7" style:font-style-asian="normal" style:font-weight-asian="normal" style:font-style-complex="normal" style:font-weight-complex="normal"/>
    </style:style>
    <style:style style:name="T113" style:family="text">
      <style:text-properties fo:color="#000000" fo:font-style="normal" fo:font-weight="normal" officeooo:rsid="00c12ec0" style:font-style-asian="normal" style:font-weight-asian="normal" style:font-style-complex="normal" style:font-weight-complex="normal"/>
    </style:style>
    <style:style style:name="T114" style:family="text">
      <style:text-properties fo:color="#000000" fo:font-style="normal" fo:font-weight="normal" officeooo:rsid="00eb3250" style:font-style-asian="normal" style:font-weight-asian="normal" style:font-style-complex="normal" style:font-weight-complex="normal"/>
    </style:style>
    <style:style style:name="T115" style:family="text">
      <style:text-properties fo:color="#000000" fo:font-style="normal" fo:font-weight="normal" officeooo:rsid="0100f432" style:font-style-asian="normal" style:font-weight-asian="normal" style:font-style-complex="normal" style:font-weight-complex="normal"/>
    </style:style>
    <style:style style:name="T116" style:family="text">
      <style:text-properties fo:color="#000000" fo:font-style="normal" fo:font-weight="normal" officeooo:rsid="006a6db4" style:font-style-asian="normal" style:font-weight-asian="normal" style:font-style-complex="normal" style:font-weight-complex="normal"/>
    </style:style>
    <style:style style:name="T117" style:family="text">
      <style:text-properties fo:color="#000000" fo:font-style="normal" fo:font-weight="normal" officeooo:rsid="006b21a5" style:font-style-asian="normal" style:font-weight-asian="normal" style:font-style-complex="normal" style:font-weight-complex="normal"/>
    </style:style>
    <style:style style:name="T118" style:family="text">
      <style:text-properties fo:color="#000000" fo:font-style="italic" officeooo:rsid="00665cb5" style:font-style-asian="italic" style:font-style-complex="italic"/>
    </style:style>
    <style:style style:name="T119" style:family="text">
      <style:text-properties fo:color="#000000" fo:font-style="italic" officeooo:rsid="007fa21b" style:font-style-asian="italic" style:font-style-complex="italic"/>
    </style:style>
    <style:style style:name="T120" style:family="text">
      <style:text-properties fo:color="#000000" fo:font-style="italic" officeooo:rsid="0100f432" style:font-style-asian="italic" style:font-style-complex="italic"/>
    </style:style>
    <style:style style:name="T121" style:family="text">
      <style:text-properties fo:color="#000000" fo:font-style="italic" officeooo:rsid="01057e8f" style:font-style-asian="italic" style:font-style-complex="italic"/>
    </style:style>
    <style:style style:name="T122" style:family="text">
      <style:text-properties fo:color="#000000" fo:font-style="italic" fo:font-weight="normal" officeooo:rsid="006a6db4" style:font-style-asian="italic" style:font-weight-asian="normal" style:font-style-complex="italic" style:font-weight-complex="normal"/>
    </style:style>
    <style:style style:name="T123" style:family="text">
      <style:text-properties fo:color="#000000" officeooo:rsid="00a36e58"/>
    </style:style>
    <style:style style:name="T124" style:family="text">
      <style:text-properties style:use-window-font-color="true" fo:font-style="normal" fo:font-weight="bold" officeooo:rsid="00891eab" fo:background-color="transparent" style:font-style-asian="normal" style:font-weight-asian="bold" style:font-style-complex="normal" style:font-weight-complex="bold"/>
    </style:style>
    <style:style style:name="T125" style:family="text">
      <style:text-properties style:use-window-font-color="true" fo:font-style="normal" fo:font-weight="bold" officeooo:rsid="004843b3" fo:background-color="transparent" style:font-style-asian="normal" style:font-weight-asian="bold" style:font-style-complex="normal" style:font-weight-complex="bold"/>
    </style:style>
    <style:style style:name="T126" style:family="text">
      <style:text-properties style:use-window-font-color="true" fo:font-style="normal" fo:font-weight="bold" officeooo:rsid="00ae4254" fo:background-color="transparent" style:font-style-asian="normal" style:font-weight-asian="bold" style:font-style-complex="normal" style:font-weight-complex="bold"/>
    </style:style>
    <style:style style:name="T127" style:family="text">
      <style:text-properties style:use-window-font-color="true" fo:font-style="normal" fo:font-weight="bold" officeooo:rsid="00873af8" fo:background-color="transparent" style:font-style-asian="normal" style:font-weight-asian="bold" style:font-style-complex="normal" style:font-weight-complex="bold"/>
    </style:style>
    <style:style style:name="T128" style:family="text">
      <style:text-properties style:use-window-font-color="true" fo:font-style="normal" fo:font-weight="bold" officeooo:rsid="005652bc" fo:background-color="transparent" style:font-style-asian="normal" style:font-weight-asian="bold" style:font-style-complex="normal" style:font-weight-complex="bold"/>
    </style:style>
    <style:style style:name="T129" style:family="text">
      <style:text-properties style:use-window-font-color="true" fo:font-style="normal" fo:font-weight="bold" officeooo:rsid="00b00441" fo:background-color="transparent" style:font-style-asian="normal" style:font-weight-asian="bold" style:font-style-complex="normal" style:font-weight-complex="bold"/>
    </style:style>
    <style:style style:name="T130" style:family="text">
      <style:text-properties style:use-window-font-color="true" fo:font-style="normal" fo:font-weight="bold" officeooo:rsid="0092ea5a" fo:background-color="transparent" style:font-style-asian="normal" style:font-weight-asian="bold" style:font-style-complex="normal" style:font-weight-complex="bold"/>
    </style:style>
    <style:style style:name="T131" style:family="text">
      <style:text-properties style:use-window-font-color="true" fo:font-style="normal" fo:font-weight="bold" officeooo:rsid="004e3d86" fo:background-color="transparent" style:font-style-asian="normal" style:font-weight-asian="bold" style:font-style-complex="normal" style:font-weight-complex="bold"/>
    </style:style>
    <style:style style:name="T132" style:family="text">
      <style:text-properties style:use-window-font-color="true" fo:font-style="normal" fo:font-weight="bold" officeooo:rsid="009336b3" fo:background-color="transparent" style:font-style-asian="normal" style:font-weight-asian="bold" style:font-style-complex="normal" style:font-weight-complex="bold"/>
    </style:style>
    <style:style style:name="T133" style:family="text">
      <style:text-properties style:use-window-font-color="true" fo:font-style="normal" fo:font-weight="bold" officeooo:rsid="0056c7a1" fo:background-color="transparent" style:font-style-asian="normal" style:font-weight-asian="bold" style:font-style-complex="normal" style:font-weight-complex="bold"/>
    </style:style>
    <style:style style:name="T134" style:family="text">
      <style:text-properties style:use-window-font-color="true" fo:font-style="normal" fo:font-weight="bold" officeooo:rsid="00be919c" fo:background-color="transparent" style:font-style-asian="normal" style:font-weight-asian="bold" style:font-style-complex="normal" style:font-weight-complex="bold"/>
    </style:style>
    <style:style style:name="T135" style:family="text">
      <style:text-properties style:use-window-font-color="true" fo:font-style="normal" fo:font-weight="bold" officeooo:rsid="00b3f7c2" fo:background-color="transparent" style:font-style-asian="normal" style:font-weight-asian="bold" style:font-style-complex="normal" style:font-weight-complex="bold"/>
    </style:style>
    <style:style style:name="T136" style:family="text">
      <style:text-properties style:use-window-font-color="true" fo:font-style="normal" fo:font-weight="bold" officeooo:rsid="002b5504" fo:background-color="transparent" style:font-style-asian="normal" style:font-weight-asian="bold" style:font-style-complex="normal" style:font-weight-complex="bold"/>
    </style:style>
    <style:style style:name="T137" style:family="text">
      <style:text-properties style:use-window-font-color="true" fo:font-style="normal" fo:font-weight="bold" officeooo:rsid="002ab49f" fo:background-color="transparent" style:font-style-asian="normal" style:font-weight-asian="bold" style:font-style-complex="normal" style:font-weight-complex="bold"/>
    </style:style>
    <style:style style:name="T138" style:family="text">
      <style:text-properties style:use-window-font-color="true" fo:font-style="normal" fo:font-weight="bold" style:font-style-asian="normal" style:font-weight-asian="bold" style:font-style-complex="normal" style:font-weight-complex="bold"/>
    </style:style>
    <style:style style:name="T139" style:family="text">
      <style:text-properties style:use-window-font-color="true" fo:font-style="normal" fo:font-weight="bold" officeooo:rsid="00108c26" style:font-style-asian="normal" style:font-weight-asian="bold" style:font-style-complex="normal" style:font-weight-complex="bold"/>
    </style:style>
    <style:style style:name="T140" style:family="text">
      <style:text-properties style:use-window-font-color="true" fo:font-style="normal" fo:font-weight="bold" officeooo:rsid="0092026a" style:font-style-asian="normal" style:font-weight-asian="bold" style:font-style-complex="normal" style:font-weight-complex="bold"/>
    </style:style>
    <style:style style:name="T141" style:family="text">
      <style:text-properties style:use-window-font-color="true" fo:font-style="normal" fo:font-weight="bold" officeooo:rsid="00c6626e" style:font-style-asian="normal" style:font-weight-asian="bold" style:font-style-complex="normal" style:font-weight-complex="bold"/>
    </style:style>
    <style:style style:name="T142" style:family="text">
      <style:text-properties style:use-window-font-color="true" fo:font-style="normal" fo:font-weight="bold" officeooo:rsid="009336b3" style:font-style-asian="normal" style:font-weight-asian="bold" style:font-style-complex="normal" style:font-weight-complex="bold"/>
    </style:style>
    <style:style style:name="T143" style:family="text">
      <style:text-properties style:use-window-font-color="true" fo:font-style="normal" fo:font-weight="bold" officeooo:rsid="00c12ec0" style:font-style-asian="normal" style:font-weight-asian="bold" style:font-style-complex="normal" style:font-weight-complex="bold"/>
    </style:style>
    <style:style style:name="T144" style:family="text">
      <style:text-properties style:use-window-font-color="true" fo:font-style="normal" fo:font-weight="bold" officeooo:rsid="00873af8" style:font-style-asian="normal" style:font-weight-asian="bold" style:font-style-complex="normal" style:font-weight-complex="bold"/>
    </style:style>
    <style:style style:name="T145" style:family="text">
      <style:text-properties style:use-window-font-color="true" fo:font-style="normal" fo:font-weight="bold" officeooo:rsid="00bc8dc6" style:font-style-asian="normal" style:font-weight-asian="bold" style:font-style-complex="normal" style:font-weight-complex="bold"/>
    </style:style>
    <style:style style:name="T146" style:family="text">
      <style:text-properties style:use-window-font-color="true" fo:font-style="normal" fo:font-weight="bold" officeooo:rsid="004843b3" fo:background-color="#ffff00" style:font-style-asian="normal" style:font-weight-asian="bold" style:font-style-complex="normal" style:font-weight-complex="bold"/>
    </style:style>
    <style:style style:name="T147" style:family="text">
      <style:text-properties style:use-window-font-color="true" fo:font-style="normal" fo:font-weight="bold" officeooo:rsid="00891eab" fo:background-color="#ffff00" style:font-style-asian="normal" style:font-weight-asian="bold" style:font-style-complex="normal" style:font-weight-complex="bold"/>
    </style:style>
    <style:style style:name="T148" style:family="text">
      <style:text-properties style:use-window-font-color="true" fo:font-style="normal" officeooo:rsid="00bc8dc6" style:font-style-asian="normal" style:font-style-complex="normal"/>
    </style:style>
    <style:style style:name="T149" style:family="text">
      <style:text-properties style:use-window-font-color="true" fo:font-style="normal" officeooo:rsid="00bdcc43" style:font-style-asian="normal" style:font-style-complex="normal"/>
    </style:style>
    <style:style style:name="T150" style:family="text">
      <style:text-properties style:use-window-font-color="true" fo:font-style="normal" officeooo:rsid="00c3302c" style:font-style-asian="normal" style:font-style-complex="normal"/>
    </style:style>
    <style:style style:name="T151" style:family="text">
      <style:text-properties style:use-window-font-color="true" fo:font-style="normal" officeooo:rsid="00cfd89b" style:font-style-asian="normal" style:font-style-complex="normal"/>
    </style:style>
    <style:style style:name="T152" style:family="text">
      <style:text-properties style:use-window-font-color="true" fo:font-style="normal" officeooo:rsid="00228ff0" style:font-style-asian="normal" style:font-style-complex="normal"/>
    </style:style>
    <style:style style:name="T153" style:family="text">
      <style:text-properties style:use-window-font-color="true" fo:font-style="normal" officeooo:rsid="00a9773b" style:font-style-asian="normal" style:font-style-complex="normal"/>
    </style:style>
    <style:style style:name="T154" style:family="text">
      <style:text-properties style:use-window-font-color="true" fo:font-style="normal" officeooo:rsid="00b5ae3e" style:font-style-asian="normal" style:font-style-complex="normal"/>
    </style:style>
    <style:style style:name="T155" style:family="text">
      <style:text-properties style:use-window-font-color="true" fo:font-style="normal" officeooo:rsid="009336b3" style:font-style-asian="normal" style:font-style-complex="normal"/>
    </style:style>
    <style:style style:name="T156" style:family="text">
      <style:text-properties style:use-window-font-color="true" fo:font-style="normal" officeooo:rsid="004843b3" style:font-style-asian="normal" style:font-style-complex="normal"/>
    </style:style>
    <style:style style:name="T157" style:family="text">
      <style:text-properties style:use-window-font-color="true" fo:font-style="normal" officeooo:rsid="00fe098a" style:font-style-asian="normal" style:font-style-complex="normal"/>
    </style:style>
    <style:style style:name="T158" style:family="text">
      <style:text-properties style:use-window-font-color="true" fo:font-style="normal" officeooo:rsid="00feebaf" style:font-style-asian="normal" style:font-style-complex="normal"/>
    </style:style>
    <style:style style:name="T159" style:family="text">
      <style:text-properties style:use-window-font-color="true" fo:font-style="normal" officeooo:rsid="0100f432" style:font-style-asian="normal" style:font-style-complex="normal"/>
    </style:style>
    <style:style style:name="T160" style:family="text">
      <style:text-properties style:use-window-font-color="true" fo:font-style="normal" officeooo:rsid="004843b3" fo:background-color="transparent" style:font-style-asian="normal" style:font-style-complex="normal"/>
    </style:style>
    <style:style style:name="T161" style:family="text">
      <style:text-properties style:use-window-font-color="true" fo:font-style="normal" officeooo:rsid="00c12ec0" fo:background-color="transparent" style:font-style-asian="normal" style:font-style-complex="normal"/>
    </style:style>
    <style:style style:name="T162" style:family="text">
      <style:text-properties style:use-window-font-color="true" fo:font-style="normal" officeooo:rsid="0056c7a1" fo:background-color="transparent" style:font-style-asian="normal" style:font-style-complex="normal"/>
    </style:style>
    <style:style style:name="T163" style:family="text">
      <style:text-properties style:use-window-font-color="true" fo:font-style="normal" officeooo:rsid="00891eab" fo:background-color="transparent" style:font-style-asian="normal" style:font-style-complex="normal"/>
    </style:style>
    <style:style style:name="T164" style:family="text">
      <style:text-properties style:use-window-font-color="true" fo:font-style="normal" officeooo:rsid="00bc8dc6" fo:background-color="transparent" style:font-style-asian="normal" style:font-style-complex="normal"/>
    </style:style>
    <style:style style:name="T165" style:family="text">
      <style:text-properties style:use-window-font-color="true" fo:font-style="normal" officeooo:rsid="00b5ae3e" fo:background-color="transparent" style:font-style-asian="normal" style:font-style-complex="normal"/>
    </style:style>
    <style:style style:name="T166" style:family="text">
      <style:text-properties style:use-window-font-color="true" fo:font-style="normal" officeooo:rsid="009336b3" fo:background-color="transparent" style:font-style-asian="normal" style:font-style-complex="normal"/>
    </style:style>
    <style:style style:name="T167" style:family="text">
      <style:text-properties style:use-window-font-color="true" fo:font-style="normal" fo:font-weight="normal" officeooo:rsid="00bc8dc6" fo:background-color="transparent" style:font-style-asian="normal" style:font-weight-asian="normal" style:font-style-complex="normal" style:font-weight-complex="normal"/>
    </style:style>
    <style:style style:name="T168" style:family="text">
      <style:text-properties style:use-window-font-color="true" fo:font-style="normal" fo:font-weight="normal" officeooo:rsid="00eb3250" fo:background-color="transparent" style:font-style-asian="normal" style:font-weight-asian="normal" style:font-style-complex="normal" style:font-weight-complex="normal"/>
    </style:style>
    <style:style style:name="T169" style:family="text">
      <style:text-properties style:use-window-font-color="true" fo:font-style="normal" fo:font-weight="normal" officeooo:rsid="0100f432" fo:background-color="transparent" style:font-style-asian="normal" style:font-weight-asian="normal" style:font-style-complex="normal" style:font-weight-complex="normal"/>
    </style:style>
    <style:style style:name="T170" style:family="text">
      <style:text-properties style:use-window-font-color="true" officeooo:rsid="008083bf"/>
    </style:style>
    <style:style style:name="T171" style:family="text">
      <style:text-properties style:use-window-font-color="true" fo:font-style="italic" officeooo:rsid="00a88628" style:font-style-asian="italic" style:font-style-complex="italic"/>
    </style:style>
    <style:style style:name="T172" style:family="text">
      <style:text-properties style:use-window-font-color="true" fo:font-style="italic" officeooo:rsid="00228ff0" style:font-style-asian="italic" style:font-style-complex="italic"/>
    </style:style>
    <style:style style:name="T173" style:family="text">
      <style:text-properties style:use-window-font-color="true" fo:font-style="italic" officeooo:rsid="00a9773b" style:font-style-asian="italic" style:font-style-complex="italic"/>
    </style:style>
    <style:style style:name="T174" style:family="text">
      <style:text-properties style:use-window-font-color="true" fo:font-style="italic" officeooo:rsid="00a2a47d" style:font-style-asian="italic" style:font-style-complex="italic"/>
    </style:style>
    <style:style style:name="T175" style:family="text">
      <style:text-properties style:use-window-font-color="true" fo:font-style="italic" officeooo:rsid="00a44bf4" style:font-style-asian="italic" style:font-style-complex="italic"/>
    </style:style>
    <style:style style:name="T176" style:family="text">
      <style:text-properties style:use-window-font-color="true" fo:font-style="italic" officeooo:rsid="00e4370f" style:font-style-asian="italic" style:font-style-complex="italic"/>
    </style:style>
    <style:style style:name="T177" style:family="text">
      <style:text-properties style:use-window-font-color="true" fo:font-style="italic" fo:font-weight="bold" officeooo:rsid="00b3f7c2" fo:background-color="transparent" style:font-style-asian="italic" style:font-weight-asian="bold" style:font-style-complex="italic" style:font-weight-complex="bold"/>
    </style:style>
    <style:style style:name="T178" style:family="text">
      <style:text-properties style:use-window-font-color="true" fo:font-style="italic" fo:font-weight="normal" officeooo:rsid="000c58f0" style:font-style-asian="italic" style:font-weight-asian="normal" style:font-style-complex="italic" style:font-weight-complex="normal"/>
    </style:style>
    <style:style style:name="T179" style:family="text">
      <style:text-properties style:use-window-font-color="true" officeooo:rsid="00a88628"/>
    </style:style>
    <style:style style:name="T180" style:family="text">
      <style:text-properties style:use-window-font-color="true" officeooo:rsid="00e4370f"/>
    </style:style>
    <style:style style:name="T181" style:family="text">
      <style:text-properties style:use-window-font-color="true" fo:font-weight="normal" officeooo:rsid="00b5ae3e" style:font-weight-asian="normal" style:font-weight-complex="normal"/>
    </style:style>
    <style:style style:name="T182" style:family="text">
      <style:text-properties style:use-window-font-color="true" fo:font-weight="normal" officeooo:rsid="000c58f0" style:font-weight-asian="normal" style:font-weight-complex="normal"/>
    </style:style>
    <style:style style:name="T183" style:family="text">
      <style:text-properties style:use-window-font-color="true" fo:font-weight="normal" officeooo:rsid="000cee63" style:font-weight-asian="normal" style:font-weight-complex="normal"/>
    </style:style>
    <style:style style:name="T184" style:family="text">
      <style:text-properties style:use-window-font-color="true" officeooo:rsid="00a36e58"/>
    </style:style>
    <style:style style:name="T185" style:family="text">
      <style:text-properties style:use-window-font-color="true" officeooo:rsid="00e6e524"/>
    </style:style>
    <style:style style:name="T186" style:family="text">
      <style:text-properties style:use-window-font-color="true" fo:font-weight="bold" officeooo:rsid="0071429b" fo:background-color="transparent" style:font-weight-asian="bold" style:font-weight-complex="bold"/>
    </style:style>
    <style:style style:name="T187" style:family="text">
      <style:text-properties style:use-window-font-color="true" fo:font-weight="bold" officeooo:rsid="00873af8" fo:background-color="transparent" style:font-weight-asian="bold" style:font-weight-complex="bold"/>
    </style:style>
    <style:style style:name="T188" style:family="text">
      <style:text-properties style:use-window-font-color="true" fo:font-weight="bold" officeooo:rsid="00197001" fo:background-color="transparent" style:font-weight-asian="bold" style:font-weight-complex="bold"/>
    </style:style>
    <style:style style:name="T189" style:family="text">
      <style:text-properties style:use-window-font-color="true" fo:font-weight="bold" officeooo:rsid="00ecc823" fo:background-color="transparent" style:font-weight-asian="bold" style:font-weight-complex="bold"/>
    </style:style>
    <style:style style:name="T190" style:family="text">
      <style:text-properties style:use-window-font-color="true" officeooo:rsid="00a42372"/>
    </style:style>
    <style:style style:name="T191" style:family="text">
      <style:text-properties style:use-window-font-color="true" officeooo:rsid="00e521b2"/>
    </style:style>
    <style:style style:name="T192" style:family="text">
      <style:text-properties style:use-window-font-color="true" officeooo:rsid="00a44bf4"/>
    </style:style>
    <style:style style:name="T193" style:family="text">
      <style:text-properties style:use-window-font-color="true" officeooo:rsid="00a63743"/>
    </style:style>
    <style:style style:name="T194" style:family="text">
      <style:text-properties style:use-window-font-color="true" officeooo:rsid="00ff597a"/>
    </style:style>
    <style:style style:name="T195" style:family="text">
      <style:text-properties officeooo:rsid="007a368e"/>
    </style:style>
    <style:style style:name="T196" style:family="text">
      <style:text-properties officeooo:rsid="007b5fcc"/>
    </style:style>
    <style:style style:name="T197" style:family="text">
      <style:text-properties officeooo:rsid="000550cb"/>
    </style:style>
    <style:style style:name="T198" style:family="text">
      <style:text-properties officeooo:rsid="00073090"/>
    </style:style>
    <style:style style:name="T199" style:family="text">
      <style:text-properties officeooo:rsid="00865d18"/>
    </style:style>
    <style:style style:name="T200" style:family="text">
      <style:text-properties officeooo:rsid="00891eab"/>
    </style:style>
    <style:style style:name="T201" style:family="text">
      <style:text-properties officeooo:rsid="008ee604"/>
    </style:style>
    <style:style style:name="T202" style:family="text">
      <style:text-properties officeooo:rsid="009f160c"/>
    </style:style>
    <style:style style:name="T203" style:family="text">
      <style:text-properties officeooo:rsid="000e9c3a"/>
    </style:style>
    <style:style style:name="T204" style:family="text">
      <style:text-properties officeooo:rsid="00a0cd17"/>
    </style:style>
    <style:style style:name="T205" style:family="text">
      <style:text-properties officeooo:rsid="00a17329"/>
    </style:style>
    <style:style style:name="T206" style:family="text">
      <style:text-properties officeooo:rsid="00a2a47d"/>
    </style:style>
    <style:style style:name="T207" style:family="text">
      <style:text-properties officeooo:rsid="00a42372"/>
    </style:style>
    <style:style style:name="T208" style:family="text">
      <style:text-properties officeooo:rsid="00a44bf4"/>
    </style:style>
    <style:style style:name="T209" style:family="text">
      <style:text-properties officeooo:rsid="00a51374"/>
    </style:style>
    <style:style style:name="T210" style:family="text">
      <style:text-properties officeooo:rsid="00a7b5d7"/>
    </style:style>
    <style:style style:name="T211" style:family="text">
      <style:text-properties officeooo:rsid="00a819cb"/>
    </style:style>
    <style:style style:name="T212" style:family="text">
      <style:text-properties officeooo:rsid="00a88628"/>
    </style:style>
    <style:style style:name="T213" style:family="text">
      <style:text-properties officeooo:rsid="00a9773b"/>
    </style:style>
    <style:style style:name="T214" style:family="text">
      <style:text-properties officeooo:rsid="00acfb5e"/>
    </style:style>
    <style:style style:name="T215" style:family="text">
      <style:text-properties officeooo:rsid="00ae4254"/>
    </style:style>
    <style:style style:name="T216" style:family="text">
      <style:text-properties officeooo:rsid="00b320d3"/>
    </style:style>
    <style:style style:name="T217" style:family="text">
      <style:text-properties officeooo:rsid="00c3302c"/>
    </style:style>
    <style:style style:name="T218" style:family="text">
      <style:text-properties officeooo:rsid="00c521c6"/>
    </style:style>
    <style:style style:name="T219" style:family="text">
      <style:text-properties officeooo:rsid="00c6626e"/>
    </style:style>
    <style:style style:name="T220" style:family="text">
      <style:text-properties officeooo:rsid="00c6de7f"/>
    </style:style>
    <style:style style:name="T221" style:family="text">
      <style:text-properties officeooo:rsid="00ca2153"/>
    </style:style>
    <style:style style:name="T222" style:family="text">
      <style:text-properties officeooo:rsid="00cea88f"/>
    </style:style>
    <style:style style:name="T223" style:family="text">
      <style:text-properties officeooo:rsid="00d1fcc4"/>
    </style:style>
    <style:style style:name="T224" style:family="text">
      <style:text-properties officeooo:rsid="00d7ed0f"/>
    </style:style>
    <style:style style:name="T225" style:family="text">
      <style:text-properties officeooo:rsid="00dcb02b"/>
    </style:style>
    <style:style style:name="T226" style:family="text">
      <style:text-properties officeooo:rsid="00ddcb86"/>
    </style:style>
    <style:style style:name="T227" style:family="text">
      <style:text-properties officeooo:rsid="00dfc233"/>
    </style:style>
    <style:style style:name="T228" style:family="text">
      <style:text-properties officeooo:rsid="00e1afc5"/>
    </style:style>
    <style:style style:name="T229" style:family="text">
      <style:text-properties officeooo:rsid="00e4370f"/>
    </style:style>
    <style:style style:name="T230" style:family="text">
      <style:text-properties officeooo:rsid="00e521b2"/>
    </style:style>
    <style:style style:name="T231" style:family="text">
      <style:text-properties officeooo:rsid="00e6e524"/>
    </style:style>
    <style:style style:name="T232" style:family="text">
      <style:text-properties officeooo:rsid="00f1c691"/>
    </style:style>
    <style:style style:name="T233" style:family="text">
      <style:text-properties officeooo:rsid="00f38942"/>
    </style:style>
    <style:style style:name="T234" style:family="text">
      <style:text-properties officeooo:rsid="00fc25e5"/>
    </style:style>
    <style:style style:name="T235" style:family="text">
      <style:text-properties officeooo:rsid="00fd2039"/>
    </style:style>
    <style:style style:name="T236" style:family="text">
      <style:text-properties officeooo:rsid="00fe098a"/>
    </style:style>
    <style:style style:name="T237" style:family="text">
      <style:text-properties officeooo:rsid="0100f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40"/>
      <text:p text:style-name="P40"/>
      <text:p text:style-name="P40"/>
      <text:p text:style-name="P40"/>
      <text:p text:style-name="P40"/>
      <text:p text:style-name="P40"/>
      <text:p text:style-name="P40"/>
      <text:p text:style-name="P40"/>
      <text:p text:style-name="P41"><text:span text:style-name="T222">[</text:span><text:span text:style-name="T232">De</text:span><text:span text:style-name="T222">] </text:span><text:span text:style-name="T201">Coding Architecture </text:span></text:p>
      <text:p text:style-name="P42"><text:span text:style-name="T201">Open source methods </text:span><text:span text:style-name="T209">of</text:span><text:span text:style-name="T201"> spatial simulation</text:span></text:p>
      <text:p text:style-name="P40"/>
      <text:p text:style-name="P45"><text:span text:style-name="T90"><text:s text:c="32"/>Summary</text:span><text:span text:style-name="T64"> Report</text:span></text:p>
      <text:p text:style-name="P6">P. Langley</text:p>
      <text:p text:style-name="P6">Sept 2013</text:p>
      <text:p text:style-name="P44"/>
      <text:p text:style-name="P43"/>
      <text:p text:style-name="P47"/>
      <text:p text:style-name="P46"/>
      <text:p text:style-name="P46"/>
      <text:p text:style-name="P46">Contents</text:p>
      <text:p text:style-name="P46"/>
      <text:p text:style-name="P46"/>
      <text:p text:style-name="P46"/>
      <text:p text:style-name="P51">1. Research Question</text:p>
      <text:p text:style-name="P56">2. Context <text:span text:style-name="T89">and </text:span><text:span text:style-name="T207">C</text:span><text:span text:style-name="T89">ontribution</text:span></text:p>
      <text:p text:style-name="P51"><text:span text:style-name="T199">3</text:span>. Methodology</text:p>
      <text:p text:style-name="P51"><text:span text:style-name="T199">4</text:span>. <text:span text:style-name="T89">Thesis </text:span><text:span text:style-name="T224">S</text:span><text:span text:style-name="T89">tructure </text:span><text:span text:style-name="T216">and </text:span><text:span text:style-name="T89">Case Studies </text:span></text:p>
      <text:p text:style-name="P22"/>
      <text:p text:style-name="P50">Appendix</text:p>
      <text:p text:style-name="P23"><text:span text:style-name="T197">i. diagram </text:span><text:span text:style-name="T198">of </text:span><text:span text:style-name="T197">thesis st</text:span><text:span text:style-name="T198">r</text:span><text:span text:style-name="T197">ucture</text:span></text:p>
      <text:p text:style-name="P26">ii. timetable</text:p>
      <text:p text:style-name="P26"/>
      <text:p text:style-name="P68"><text:span text:style-name="T64">1. Research </text:span><text:span text:style-name="T65">Question </text:span><text:span text:style-name="T226">and Context</text:span></text:p>
      <text:p text:style-name="P61">Coding Architecture: Open source methods for spatial simulations</text:p>
      <text:p text:style-name="P25"><text:span text:style-name="Emphasis"><text:span text:style-name="T43">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way – to supplement a pre-existing design process rather than to fundamentally </text:span></text:span><text:span text:style-name="Emphasis"><text:span text:style-name="T48">alter</text:span></text:span><text:span text:style-name="Emphasis"><text:span text:style-name="T43"> it. </text:span></text:span><text:span text:style-name="Emphasis"><text:span text:style-name="T44">This research project investigates how </text:span></text:span><text:span text:style-name="Emphasis"><text:span text:style-name="T45">critical, </text:span></text:span><text:span text:style-name="Emphasis"><text:span text:style-name="T46">open source</text:span></text:span><text:span text:style-name="Emphasis"><text:span text:style-name="T45"> approaches to computational </text:span></text:span><text:span text:style-name="Emphasis"><text:span text:style-name="T47">techniques</text:span></text:span><text:span text:style-name="Emphasis"><text:span text:style-name="T45"> can inform a practice of architecture that is defined by </text:span></text:span><text:span text:style-name="Emphasis"><text:span text:style-name="T47">digital</text:span></text:span><text:span text:style-name="Emphasis"><text:span text:style-name="T45"> methods, rather than simply com</text:span></text:span><text:bookmark text:name="__UnoMark__650_189417540"/><text:span text:style-name="Emphasis"><text:span text:style-name="T45">posed of </text:span></text:span><text:span text:style-name="Emphasis"><text:span text:style-name="T47">digital</text:span></text:span><text:span text:style-name="Emphasis"><text:span text:style-name="T45"> tools. <text:s/></text:span></text:span></text:p>
      <text:p text:style-name="P31"><text:span text:style-name="Emphasis"><text:span text:style-name="T40">Commercial design and analysis software mediates </text:span></text:span><text:span text:style-name="Emphasis"><text:span text:style-name="T41">both</text:span></text:span><text:span text:style-name="Emphasis"><text:span text:style-name="T40"> </text:span></text:span><text:span text:style-name="Emphasis"><text:span text:style-name="T41">the </text:span></text:span><text:span text:style-name="Emphasis"><text:span text:style-name="T40">design process and policy in the built environment as never before. The ability to generate complex </text:span></text:span><text:span text:style-name="Emphasis"><text:span text:style-name="T39">digital</text:span></text:span><text:span text:style-name="Emphasis"><text:span text:style-name="T37"> </text:span></text:span><text:span text:style-name="Emphasis"><text:span text:style-name="T40">models of architectural design proposals i</text:span></text:span><text:span text:style-name="Emphasis"><text:span text:style-name="T38">s</text:span></text:span><text:span text:style-name="Emphasis"><text:span text:style-name="T40"> rapidly increasing, but critical reflection o</text:span></text:span><text:span text:style-name="Emphasis"><text:span text:style-name="T38">n</text:span></text:span><text:span text:style-name="Emphasis"><text:span text:style-name="T40"> the consequences of such advances are not keeping pace. Geometry and data are </text:span></text:span><text:span text:style-name="Emphasis"><text:span text:style-name="T41">created</text:span></text:span><text:span text:style-name="Emphasis"><text:span text:style-name="T40"> in huge quantities during </text:span></text:span><text:span text:style-name="Emphasis"><text:span text:style-name="T38">the</text:span></text:span><text:span text:style-name="Emphasis"><text:span text:style-name="T40"> </text:span></text:span><text:span text:style-name="Emphasis"><text:span text:style-name="T41">design </text:span></text:span><text:span text:style-name="Emphasis"><text:span text:style-name="T38">of a project </text:span></text:span><text:span text:style-name="Emphasis"><text:span text:style-name="T40">and the digital models that </text:span></text:span><text:span text:style-name="Emphasis"><text:span text:style-name="T41">this</text:span></text:span><text:span text:style-name="Emphasis"><text:span text:style-name="T40"> data </text:span></text:span><text:span text:style-name="Emphasis"><text:span text:style-name="T41">produces</text:span></text:span><text:span text:style-name="Emphasis"><text:span text:style-name="T40"> are </text:span></text:span><text:span text:style-name="Emphasis"><text:span text:style-name="T41">commonly </text:span></text:span><text:span text:style-name="Emphasis"><text:span text:style-name="T40">used to </text:span></text:span><text:span text:style-name="Emphasis"><text:span text:style-name="T42">determine</text:span></text:span><text:span text:style-name="Emphasis"><text:span text:style-name="T40"> a building's </text:span></text:span><text:span text:style-name="Emphasis"><text:span text:style-name="T42">supposed</text:span></text:span><text:span text:style-name="Emphasis"><text:span text:style-name="T40"> </text:span></text:span><text:span text:style-name="Emphasis"><text:span text:style-name="T41">future </text:span></text:span><text:span text:style-name="Emphasis"><text:span text:style-name="T40">performance, across a range of criteria. </text:span></text:span><text:span text:style-name="Emphasis"><text:span text:style-name="T29">But by what means are such </text:span></text:span><text:span text:style-name="Emphasis"><text:span text:style-name="T28">software</text:span></text:span><text:span text:style-name="Emphasis"><text:span text:style-name="T5"> and </text:span></text:span><text:span text:style-name="Emphasis"><text:span text:style-name="T29">simulations created and in what way</text:span></text:span><text:span text:style-name="Emphasis"><text:span text:style-name="T15">s</text:span></text:span><text:span text:style-name="Emphasis"><text:span text:style-name="T29"> d</text:span></text:span><text:span text:style-name="Emphasis"><text:span text:style-name="T28">o their formations</text:span></text:span><text:span text:style-name="Emphasis"><text:span text:style-name="T29"> </text:span></text:span><text:span text:style-name="Emphasis"><text:span text:style-name="T28">influence</text:span></text:span><text:span text:style-name="Emphasis"><text:span text:style-name="T5"> the </text:span></text:span><text:span text:style-name="Emphasis"><text:span text:style-name="T28">design </text:span></text:span><text:span text:style-name="Emphasis"><text:span text:style-name="T5">process and </text:span></text:span><text:span text:style-name="Emphasis"><text:span text:style-name="T29">contribute to the </text:span></text:span><text:span text:style-name="Emphasis"><text:span text:style-name="T28">built </text:span></text:span><text:span text:style-name="Emphasis"><text:span text:style-name="T5">outcomes?</text:span></text:span></text:p>
      <text:p text:style-name="P27"><text:span text:style-name="Emphasis"><text:span text:style-name="T27">My research will examine</text:span></text:span><text:span text:style-name="Emphasis"><text:span text:style-name="T5"> </text:span></text:span><text:span text:style-name="Emphasis"><text:span text:style-name="T25">the ways in which </text:span></text:span><text:span text:style-name="Emphasis"><text:span text:style-name="T29">'</text:span></text:span><text:span text:style-name="Emphasis"><text:span text:style-name="T25">code</text:span></text:span><text:span text:style-name="Emphasis"><text:span text:style-name="T29">'</text:span></text:span><text:span text:style-name="Emphasis"><text:span text:style-name="T25"> becomes first '</text:span></text:span><text:span text:style-name="Emphasis"><text:span text:style-name="T6">software</text:span></text:span><text:span text:style-name="Emphasis"><text:span text:style-name="T25">' and then 'simulation', </text:span></text:span><text:span text:style-name="Emphasis"><text:span text:style-name="T27">and </text:span></text:span><text:span text:style-name="Emphasis"><text:span text:style-name="T30">through open source approaches</text:span></text:span><text:span text:style-name="Emphasis"><text:span text:style-name="T27"> look for the new understandings of 'interface' that</text:span></text:span><text:span text:style-name="Emphasis"><text:span text:style-name="T25"> </text:span></text:span><text:span text:style-name="Emphasis"><text:span text:style-name="T27">are required between the digital and the designers.</text:span></text:span><text:span text:style-name="Emphasis"><text:span text:style-name="T5"> </text:span></text:span><text:span text:style-name="Emphasis"><text:span text:style-name="T27">I</text:span></text:span><text:span text:style-name="Emphasis"><text:span text:style-name="T24"> </text:span></text:span><text:span text:style-name="Emphasis"><text:span text:style-name="T27">will look to </text:span></text:span><text:span text:style-name="Emphasis"><text:span text:style-name="T24">address the following questions;</text:span></text:span></text:p>
      <text:p text:style-name="P7"><text:span text:style-name="Emphasis"><text:span text:style-name="T54">- How can the use of spatial simulations in architectural design be 'open sourced'?</text:span></text:span></text:p>
      <text:p text:style-name="P7"><text:span text:style-name="Emphasis"><text:span text:style-name="T53">- </text:span></text:span><text:span text:style-name="Emphasis"><text:span text:style-name="T54">What new </text:span></text:span><text:span text:style-name="Emphasis"><text:span text:style-name="T139">open source methodol</text:span></text:span><text:span text:style-name="Emphasis"><text:span text:style-name="T53">og</text:span></text:span><text:span text:style-name="Emphasis"><text:span text:style-name="T54">ies are required and how could they be</text:span></text:span><text:span text:style-name="Emphasis"><text:span text:style-name="T53"> implemented?</text:span></text:span></text:p>
      <text:p text:style-name="P28"><text:span text:style-name="Emphasis"><text:span text:style-name="T140">- By what process does code 'stabilise' to form digital design and simulation tools?</text:span></text:span></text:p>
      <text:p text:style-name="P7"><text:span text:style-name="Emphasis"><text:span text:style-name="T140">- How is the creation </text:span></text:span><text:span text:style-name="Emphasis"><text:span text:style-name="T141">and</text:span></text:span><text:span text:style-name="Emphasis"><text:span text:style-name="T140"> use of digital tools changed by an open source approach and what new kinds of knowledge production does it allow?</text:span></text:span></text:p>
      <text:p text:style-name="P7"/>
      <text:p text:style-name="P52"><text:span text:style-name="T64">2. </text:span><text:span text:style-name="T89"><text:s/>Context and </text:span><text:span text:style-name="T207">C</text:span><text:span text:style-name="T89">ontribution</text:span></text:p>
      <text:p text:style-name="P29"><text:span text:style-name="T66">Many forms of contemporary architectural</text:span> <text:span text:style-name="T66">practice</text:span> <text:span text:style-name="T66">are increasingly</text:span> characterised by the use <text:span text:style-name="T66">of complex, sophisticated software for the design, analysis and production of projects. Previously, software such as CAD has been skeumorphic – mimicking non-computational techniques such as hand drawing – and predominantly providing </text:span><text:span text:style-name="T170">improvements</text:span><text:span text:style-name="T66"> in </text:span><text:span text:style-name="T202">the </text:span><text:span text:style-name="T66">speed of production and organisation of design material. However, current developments in the field of architectural software, such as BIM, represent a significant change in the relationship between architect</text:span><text:span text:style-name="T218">s</text:span><text:span text:style-name="T66"> and the </text:span><text:span text:style-name="T218">digital</text:span><text:span text:style-name="T66"> </text:span><text:span text:style-name="T218">software</text:span><text:span text:style-name="T66"> </text:span><text:span text:style-name="T218">they</text:span><text:span text:style-name="T66"> employ. <text:s/></text:span><text:span text:style-name="T203">Single design models can contain full geometric information – at a 'virtual' 1:1 scale – as well as massive amounts of data related to construction cost, environmental performance, energy use </text:span><text:span text:style-name="T234">and</text:span><text:span text:style-name="T203"> structural stability. </text:span><text:span text:style-name="T202">Access to</text:span><text:span text:style-name="T203"> this data </text:span><text:span text:style-name="T202">is typically via</text:span><text:span text:style-name="T203"> a limited selection of proprietary, commercial software packages, </text:span><text:span text:style-name="T202">the capabilities of which has lead to a focus on tools rather than methods. </text:span><text:span text:style-name="T203">Furthermore, the extent to which such technology mediates design processes is poorly understood. </text:span></text:p>
      <text:p text:style-name="P30"><text:span text:style-name="T202">The 'open source movement', </text:span><text:span text:style-name="T204">established</text:span><text:span text:style-name="T202"> t</text:span><text:span text:style-name="T204">hrough developments in computational technology,</text:span><text:span text:style-name="T202"> provides the background to my research. </text:span><text:span text:style-name="T225">The software packages commonly used in architectural design are closed and commercial, and although in some case open source alternatives exist, industry wide pressures ensure the status quo is maintained. The commercial benefits available to designers through exploiting the latest features are as significant as the challenges involved in 'breaking from the pack' in order to adopt less popular, and often less feature rich, open source alternatives. Equally huge is the task to overtake major commercial companies in providing innovative software for architects to create 3D models. Furthermore, whilst open source simulation software is available (for example the Energy Plus environmental analysis package), there is not yet a full range that is easily adopted.</text:span><text:span text:style-name="T202"> </text:span><text:span text:style-name="T225">In this context, the deployment of open source thinking has been at the level of the design outcome, and the free release of 3D models, rather than </text:span><text:span text:style-name="T234">focused on the</text:span><text:span text:style-name="T225"> development </text:span><text:span text:style-name="T234">o</text:span><text:span text:style-name="T225">f open source methods of digital design and simulation.</text:span></text:p>
      <text:p text:style-name="P30"><text:soft-page-break/><text:span text:style-name="T225">For the purposes of my research, </text:span><text:span text:style-name="T202">I define </text:span><text:span text:style-name="T229">digital </text:span><text:span text:style-name="T202">simulation as the use of software </text:span><text:span text:style-name="T225">to undertake </text:span><text:span text:style-name="T202">performance analysis of digital designs </text:span><text:span text:style-name="T226">where</text:span><text:span text:style-name="T225"> outcomes </text:span><text:span text:style-name="T226">are </text:span><text:span text:style-name="T225">evaluated against a predetermined criteria</text:span><text:span text:style-name="T202">. </text:span><text:span text:style-name="T225">In this </text:span><text:span text:style-name="T226">formation</text:span><text:span text:style-name="T225">, the simulation </text:span><text:span text:style-name="T226">represents</text:span><text:span text:style-name="T225"> </text:span><text:span text:style-name="T226">a </text:span><text:span text:style-name="T225">'stabilisation' of the software, </text:span><text:span text:style-name="T226">containing</text:span><text:span text:style-name="T225"> not just </text:span><text:span text:style-name="T226">the software's own functionality but also the criteria for </text:span><text:span text:style-name="T234">its</text:span><text:span text:style-name="T226"> success or fail</text:span><text:span text:style-name="T234">ure, which are</text:span><text:span text:style-name="T226"> determined externally. The software is a tool and is itself a 'stabilisation' of a once fragile code. </text:span><text:span text:style-name="T228">Examining this process of 'stabilisation' at each </text:span><text:span text:style-name="T234">of the different scales it operates at</text:span><text:span text:style-name="T228"> is crucial to understanding the implications of retaining the current 'closed' approach to software and the possibilities of developing more 'open' approaches.</text:span></text:p>
      <text:p text:style-name="P17"><text:span text:style-name="T226">Within this contextual description, t</text:span>he <text:span text:style-name="T228">principle </text:span>contributions of this research project in the field of <text:span text:style-name="T205">open source </text:span>digital simulation for spatial design <text:span text:style-name="T205">will be</text:span>;</text:p>
      <text:p text:style-name="P15">1. To offer an alternative strand of open source architecture and design</text:p>
      <text:p text:style-name="P14"><text:span text:style-name="T235">2</text:span>. <text:s/><text:span text:style-name="T219">To provide </text:span><text:span text:style-name="T227">new, </text:span><text:span text:style-name="T221">open source</text:span><text:span text:style-name="T219"> methods</text:span><text:span text:style-name="T221"> </text:span><text:span text:style-name="T227">of</text:span><text:span text:style-name="T221"> </text:span><text:span text:style-name="T227">s</text:span><text:span text:style-name="T221">patial design </text:span><text:span text:style-name="T227">and simulation that can utilise current technological developments rather than replace them.</text:span></text:p>
      <text:p text:style-name="P14"><text:span text:style-name="T235">3</text:span><text:span text:style-name="T219">. The creation of </text:span><text:span text:style-name="T227">innovative</text:span><text:span text:style-name="T219"> prototype tools for use within this </text:span><text:span text:style-name="T234">these</text:span><text:span text:style-name="T227"> </text:span><text:span text:style-name="T221">open source</text:span><text:span text:style-name="T219"> method</text:span><text:span text:style-name="T227">s.</text:span></text:p>
      <text:p text:style-name="P13"><text:span text:style-name="T235">4</text:span><text:span text:style-name="T219">. To demonstrate the use of </text:span><text:span text:style-name="T227">these </text:span><text:span text:style-name="T219">prototype tools for open digital simulations </text:span><text:span text:style-name="T227">through</text:span><text:span text:style-name="T219"> 'live' design </text:span><text:span text:style-name="T220">situations</text:span><text:span text:style-name="T219">.</text:span></text:p>
      <text:p text:style-name="P54"/>
      <text:p text:style-name="P53"><text:span text:style-name="T91">3</text:span><text:span text:style-name="T64">. Methodol</text:span><text:span text:style-name="T92">og</text:span><text:span text:style-name="T209">y</text:span></text:p>
      <text:p text:style-name="P32"><text:span text:style-name="T174">Software </text:span><text:span text:style-name="T176">a</text:span><text:span text:style-name="T174">s </text:span><text:span text:style-name="T176">a</text:span><text:span text:style-name="T174"> Field Of Study</text:span></text:p>
      <text:p text:style-name="PL-Paragraph"><text:span text:style-name="T123">I will take my methodological approach from the emerging field of 'software studies' </text:span><text:reference-mark-start text:name="ZOTERO_ITEM CSL_CITATION {&quot;citationID&quot;:&quot;15t9139tj3&quot;,&quot;properties&quot;:{&quot;formattedCitation&quot;:&quot;(Fuller, 2003, 2008)&quot;,&quot;plainCitation&quot;:&quot;(Fuller, 2003, 2008)&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id&quot;:33,&quot;uris&quot;:[&quot;http://zotero.org/users/1158593/items/9ZMEDICM&quot;],&quot;uri&quot;:[&quot;http://zotero.org/users/1158593/items/9ZMEDICM&quot;],&quot;itemData&quot;:{&quot;id&quot;:33,&quot;type&quot;:&quot;book&quot;,&quot;title&quot;:&quot;Software Studies: A Lexicon&quot;,&quot;publisher&quot;:&quot;The MIT Press&quot;,&quot;number-of-pages&quot;:&quot;334&quot;,&quot;ISBN&quot;:&quot;9780262062749&quot;,&quot;language&quot;:&quot;en&quot;,&quot;author&quot;:[{&quot;family&quot;:&quot;Fuller&quot;,&quot;given&quot;:&quot;Matthew&quot;}],&quot;issued&quot;:{&quot;date-parts&quot;:[[&quot;2008&quot;,6,30]]}}}],&quot;schema&quot;:&quot;https://github.com/citation-style-language/schema/raw/master/csl-citation.json&quot;} RNDUEChl4TbKC"/><text:span text:style-name="T123">(Fuller, 2003, 2008)</text:span><text:reference-mark-end text:name="ZOTERO_ITEM CSL_CITATION {&quot;citationID&quot;:&quot;15t9139tj3&quot;,&quot;properties&quot;:{&quot;formattedCitation&quot;:&quot;(Fuller, 2003, 2008)&quot;,&quot;plainCitation&quot;:&quot;(Fuller, 2003, 2008)&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id&quot;:33,&quot;uris&quot;:[&quot;http://zotero.org/users/1158593/items/9ZMEDICM&quot;],&quot;uri&quot;:[&quot;http://zotero.org/users/1158593/items/9ZMEDICM&quot;],&quot;itemData&quot;:{&quot;id&quot;:33,&quot;type&quot;:&quot;book&quot;,&quot;title&quot;:&quot;Software Studies: A Lexicon&quot;,&quot;publisher&quot;:&quot;The MIT Press&quot;,&quot;number-of-pages&quot;:&quot;334&quot;,&quot;ISBN&quot;:&quot;9780262062749&quot;,&quot;language&quot;:&quot;en&quot;,&quot;author&quot;:[{&quot;family&quot;:&quot;Fuller&quot;,&quot;given&quot;:&quot;Matthew&quot;}],&quot;issued&quot;:{&quot;date-parts&quot;:[[&quot;2008&quot;,6,30]]}}}],&quot;schema&quot;:&quot;https://github.com/citation-style-language/schema/raw/master/csl-citation.json&quot;} RNDUEChl4TbKC"/><text:span text:style-name="T123">. This discipline is concerned with ways in which software is formed, and therefore defined, and is focused on the social production of software and its 'productive capacity' rather than the 'tools' that it produces</text:span><text:span text:style-name="T184"> </text:span><text:reference-mark-start text:name="ZOTERO_ITEM CSL_CITATION {&quot;citationID&quot;:&quot;h96l2laak&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1pu56v0QPv"/>(Kitchin &amp; Dodge, 2011)<text:reference-mark-end text:name="ZOTERO_ITEM CSL_CITATION {&quot;citationID&quot;:&quot;h96l2laak&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1pu56v0QPv"/><text:span text:style-name="T184">. <text:s/></text:span><text:span text:style-name="T180">I take the onto-epistemological position that the scientific knowledge against which digital simulations are tested is </text:span><text:span text:style-name="Strong_20_Emphasis"><text:span text:style-name="T181">“...</text:span></text:span><text:span text:style-name="Strong_20_Emphasis"><text:span text:style-name="T182">discursively constructed, socially produced </text:span></text:span><text:span text:style-name="Strong_20_Emphasis"><text:span text:style-name="T178">and</text:span></text:span><text:span text:style-name="Strong_20_Emphasis"><text:span text:style-name="T182"> materially </text:span></text:span><text:span text:style-name="Strong_20_Emphasis"><text:span text:style-name="T183">real...</text:span></text:span><text:span text:style-name="Strong_20_Emphasis"><text:span text:style-name="T182">”</text:span></text:span><text:span text:style-name="Strong_20_Emphasis"><text:span text:style-name="T88"> </text:span></text:span><text:reference-mark-start text:name="ZOTERO_ITEM CSL_CITATION {&quot;citationID&quot;:&quot;1qonts72qn&quot;,&quot;properties&quot;:{&quot;formattedCitation&quot;:&quot;(Hayles, 2005, p. 209)&quot;,&quot;plainCitation&quot;:&quot;(Hayles, 2005, p. 209)&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locator&quot;:&quot;209&quot;,&quot;label&quot;:&quot;page&quot;}],&quot;schema&quot;:&quot;https://github.com/citation-style-language/schema/raw/master/csl-citation.json&quot;} RNDKVI4cUqAaQ"/><text:span text:style-name="Strong_20_Emphasis"><text:span text:style-name="T1">(Hayles, 2005, p. 209)</text:span></text:span><text:reference-mark-end text:name="ZOTERO_ITEM CSL_CITATION {&quot;citationID&quot;:&quot;1qonts72qn&quot;,&quot;properties&quot;:{&quot;formattedCitation&quot;:&quot;(Hayles, 2005, p. 209)&quot;,&quot;plainCitation&quot;:&quot;(Hayles, 2005, p. 209)&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locator&quot;:&quot;209&quot;,&quot;label&quot;:&quot;page&quot;}],&quot;schema&quot;:&quot;https://github.com/citation-style-language/schema/raw/master/csl-citation.json&quot;} RNDKVI4cUqAaQ"/><text:span text:style-name="Strong_20_Emphasis"><text:span text:style-name="T1"> and m</text:span></text:span><text:span text:style-name="T1">y thesis i</text:span><text:span text:style-name="T2">deals with</text:span><text:span text:style-name="T1"> the ways in which software and code combine to produce such knowledge </text:span><text:span text:style-name="T2">about spatial design</text:span><text:span text:style-name="T1">. This will be explored through a series of case studies examining both the ways in which existing software has been formed as well </text:span><text:span text:style-name="T2">as </text:span><text:span text:style-name="T1">propositions for new ways of making and prototyping software.</text:span></text:p>
      <text:p text:style-name="P11"><text:span text:style-name="T211">Coded </text:span><text:span text:style-name="T210">Traces -</text:span> genealogical <text:span text:style-name="T208">narratives</text:span> of code</text:p>
      <text:p text:style-name="PL-Paragraph"><text:span text:style-name="T185">S</text:span><text:span text:style-name="T184">oftware is a 'stabilisation' of code </text:span><text:reference-mark-start text:name="ZOTERO_ITEM CSL_CITATION {&quot;citationID&quot;:&quot;j9XsDyyc&quot;,&quot;properties&quot;:{&quot;formattedCitation&quot;:&quot;(Kitchin &amp; Dodge, 2011; Mackenzie, 2006)&quot;,&quot;plainCitation&quot;:&quot;(Kitchin &amp; Dodge, 2011; Mackenzie, 200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q3mXuwvicK"/><text:span text:style-name="T184">(Kitchin &amp; Dodge, 2011; Mackenzie, 2006)</text:span><text:reference-mark-end text:name="ZOTERO_ITEM CSL_CITATION {&quot;citationID&quot;:&quot;j9XsDyyc&quot;,&quot;properties&quot;:{&quot;formattedCitation&quot;:&quot;(Kitchin &amp; Dodge, 2011; Mackenzie, 2006)&quot;,&quot;plainCitation&quot;:&quot;(Kitchin &amp; Dodge, 2011; Mackenzie, 2006)&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q3mXuwvicK"/><text:span text:style-name="T184"> and </text:span><text:span text:style-name="T190">therefore the code from which that software emerges should</text:span><text:span text:style-name="T184"> </text:span><text:span text:style-name="T190">represent</text:span><text:span text:style-name="T184"> the 'site' of investigation </text:span><text:reference-mark-start text:name="ZOTERO_ITEM CSL_CITATION {&quot;citationID&quot;:&quot;1no0mag7rh&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urbDivxZtw"/><text:span text:style-name="T184">(Gabrys, 2010)</text:span><text:reference-mark-end text:name="ZOTERO_ITEM CSL_CITATION {&quot;citationID&quot;:&quot;1no0mag7rh&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urbDivxZtw"/><text:span text:style-name="T184">. </text:span><text:span text:style-name="T180">Rather than examining the flow of material through a </text:span><text:span text:style-name="T184">network of actors </text:span><text:reference-mark-start text:name="ZOTERO_ITEM CSL_CITATION {&quot;citationID&quot;:&quot;2kia0ehoi5&quot;,&quot;properties&quot;:{&quot;formattedCitation&quot;:&quot;(Latour &amp; Woolgar, 1986)&quot;,&quot;plainCitation&quot;:&quot;(Latour &amp; Woolgar, 1986)&quot;},&quot;citationItems&quot;:[{&quot;id&quot;:17,&quot;uris&quot;:[&quot;http://zotero.org/users/1158593/items/5V8HIW5V&quot;],&quot;uri&quot;:[&quot;http://zotero.org/users/1158593/items/5V8HIW5V&quot;],&quot;itemData&quot;:{&quot;id&quot;:17,&quot;type&quot;:&quot;book&quot;,&quot;title&quot;:&quot;Laboratory Life: The Construction of Scientific Facts&quot;,&quot;publisher&quot;:&quot;Princeton University Press&quot;,&quot;number-of-pages&quot;:&quot;296&quot;,&quot;edition&quot;:&quot;Reprint&quot;,&quot;source&quot;:&quot;Amazon.com&quot;,&quot;ISBN&quot;:&quot;069102832X&quot;,&quot;shortTitle&quot;:&quot;Laboratory Life&quot;,&quot;author&quot;:[{&quot;family&quot;:&quot;Latour&quot;,&quot;given&quot;:&quot;Bruno&quot;},{&quot;family&quot;:&quot;Woolgar&quot;,&quot;given&quot;:&quot;Steve&quot;}],&quot;editor&quot;:[{&quot;family&quot;:&quot;Salk&quot;,&quot;given&quot;:&quot;Jonas&quot;}],&quot;issued&quot;:{&quot;date-parts&quot;:[[&quot;1986&quot;,9,1]]}}}],&quot;schema&quot;:&quot;https://github.com/citation-style-language/schema/raw/master/csl-citation.json&quot;} RNDpEBgdknK83"/>(Latour &amp; Woolgar, 1986)<text:reference-mark-end text:name="ZOTERO_ITEM CSL_CITATION {&quot;citationID&quot;:&quot;2kia0ehoi5&quot;,&quot;properties&quot;:{&quot;formattedCitation&quot;:&quot;(Latour &amp; Woolgar, 1986)&quot;,&quot;plainCitation&quot;:&quot;(Latour &amp; Woolgar, 1986)&quot;},&quot;citationItems&quot;:[{&quot;id&quot;:17,&quot;uris&quot;:[&quot;http://zotero.org/users/1158593/items/5V8HIW5V&quot;],&quot;uri&quot;:[&quot;http://zotero.org/users/1158593/items/5V8HIW5V&quot;],&quot;itemData&quot;:{&quot;id&quot;:17,&quot;type&quot;:&quot;book&quot;,&quot;title&quot;:&quot;Laboratory Life: The Construction of Scientific Facts&quot;,&quot;publisher&quot;:&quot;Princeton University Press&quot;,&quot;number-of-pages&quot;:&quot;296&quot;,&quot;edition&quot;:&quot;Reprint&quot;,&quot;source&quot;:&quot;Amazon.com&quot;,&quot;ISBN&quot;:&quot;069102832X&quot;,&quot;shortTitle&quot;:&quot;Laboratory Life&quot;,&quot;author&quot;:[{&quot;family&quot;:&quot;Latour&quot;,&quot;given&quot;:&quot;Bruno&quot;},{&quot;family&quot;:&quot;Woolgar&quot;,&quot;given&quot;:&quot;Steve&quot;}],&quot;editor&quot;:[{&quot;family&quot;:&quot;Salk&quot;,&quot;given&quot;:&quot;Jonas&quot;}],&quot;issued&quot;:{&quot;date-parts&quot;:[[&quot;1986&quot;,9,1]]}}}],&quot;schema&quot;:&quot;https://github.com/citation-style-language/schema/raw/master/csl-citation.json&quot;} RNDpEBgdknK83"/><text:span text:style-name="T180">, </text:span><text:span text:style-name="T184"><text:s/>I propose to </text:span><text:span text:style-name="T191">investigate software by </text:span><text:span text:style-name="T190">'</text:span><text:span text:style-name="T184">follow</text:span><text:span text:style-name="T191">ing</text:span><text:span text:style-name="T184"> the code</text:span><text:span text:style-name="T190">'</text:span><text:span text:style-name="T184"> </text:span><text:span text:style-name="T191">and creating</text:span><text:span text:style-name="T190"> genealogical mapping</text:span><text:span text:style-name="T191">s of</text:span><text:span text:style-name="T190"> its development process that trace its 'unfolding' </text:span><text:reference-mark-start text:name="ZOTERO_ITEM CSL_CITATION {&quot;citationID&quot;:&quot;itocb0be1&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4uFLYxf5o1"/><text:span text:style-name="T190">(Kitchin &amp; Dodge, 2011)</text:span><text:reference-mark-end text:name="ZOTERO_ITEM CSL_CITATION {&quot;citationID&quot;:&quot;itocb0be1&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4uFLYxf5o1"/><text:span text:style-name="T190">. </text:span></text:p>
      <text:p text:style-name="P12"><text:span text:style-name="T230">I</text:span><text:span text:style-name="T207">n its idealised form, this would be seen as a wholly quantitative method, taking the database of </text:span><text:span text:style-name="T231">all </text:span><text:span text:style-name="T207">code modifications as the data set, analysing and then visualising the changes. </text:span><text:span text:style-name="T208">While there </text:span><text:span text:style-name="T231">would be </text:span><text:span text:style-name="T208">potential to </text:span><text:span text:style-name="T207">access </text:span><text:span text:style-name="T208">a development</text:span><text:span text:style-name="T207"> dataset of </text:span><text:span text:style-name="T208">an instance of open source software, it is highly unlikely (if not impossible) to collect </text:span><text:span text:style-name="T231">it</text:span><text:span text:style-name="T208"> for</text:span><text:span text:style-name="T207"> </text:span><text:span text:style-name="T208">closed, </text:span><text:span text:style-name="T207">commercial software</text:span><text:span text:style-name="T208">. Therefore</text:span><text:span text:style-name="T207"> a history of the code must </text:span><text:span text:style-name="T208">somehow </text:span><text:span text:style-name="T207">be constructed. This step immediately adds a qualitative dimension to the method, and implies that the genealogical mappings can only produce a genealogical 'narrative', </text:span><text:span text:style-name="T236">that is </text:span><text:span text:style-name="T208">one of many potential genealogies</text:span><text:span text:style-name="T207">, rather than a </text:span><text:span text:style-name="T236">single, </text:span><text:span text:style-name="T207">definitive description. </text:span></text:p>
      <text:p text:style-name="PL-Paragraph"><text:span text:style-name="T185">In order to write </text:span><text:span text:style-name="T190">the 'code history',</text:span><text:span text:style-name="T192"> I propose is to take other previously published material related to the software and 'translating' it into code to build a 'teleological historiography' </text:span><text:reference-mark-start text:name="ZOTERO_ITEM CSL_CITATION {&quot;citationID&quot;:&quot;2g73rg41hj&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pzqLpdidXA"/><text:span text:style-name="T192">(Kitchin &amp; Dodge, 2011)</text:span><text:reference-mark-end text:name="ZOTERO_ITEM CSL_CITATION {&quot;citationID&quot;:&quot;2g73rg41hj&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pzqLpdidXA"/><text:span text:style-name="T192"> of the software </text:span><text:span text:style-name="T193">algorithms </text:span><text:span text:style-name="T192">that ca</text:span><text:span text:style-name="T193">n then</text:span><text:span text:style-name="T192"> be used to map its </text:span><text:span text:style-name="T174">genealogical </text:span><text:span text:style-name="T175">code narratives.</text:span></text:p>
      <text:p text:style-name="P16"><text:span text:style-name="T210">Coded simulations - </text:span><text:span text:style-name="T206">research by </text:span><text:span text:style-name="T217">hacking</text:span></text:p>
      <text:p text:style-name="PL-Quote"><text:span text:style-name="T217">"To make a successful hack the hacker needs to keep the power on, keep the flows through the system intact, to keep it functioning as a tool, but reclaiming </text:span><text:soft-page-break/><text:span text:style-name="T217">it, submit it under his will by taming and modulating the flows through the system" </text:span><text:reference-mark-start text:name="ZOTERO_ITEM CSL_CITATION {&quot;citationID&quot;:&quot;2qmg5gp8e&quot;,&quot;properties&quot;:{&quot;formattedCitation&quot;:&quot;(Busch &amp; Palms, 2006, p. 60)&quot;,&quot;plainCitation&quot;:&quot;(Busch &amp; Palms, 2006, p. 60)&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60&quot;,&quot;label&quot;:&quot;page&quot;}],&quot;schema&quot;:&quot;https://github.com/citation-style-language/schema/raw/master/csl-citation.json&quot;} RNDf028BsVeoZ"/><text:span text:style-name="T217">(Busch &amp; Palms, 2006, p. 60)</text:span><text:reference-mark-end text:name="ZOTERO_ITEM CSL_CITATION {&quot;citationID&quot;:&quot;2qmg5gp8e&quot;,&quot;properties&quot;:{&quot;formattedCitation&quot;:&quot;(Busch &amp; Palms, 2006, p. 60)&quot;,&quot;plainCitation&quot;:&quot;(Busch &amp; Palms, 2006, p. 60)&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locator&quot;:&quot;60&quot;,&quot;label&quot;:&quot;page&quot;}],&quot;schema&quot;:&quot;https://github.com/citation-style-language/schema/raw/master/csl-citation.json&quot;} RNDf028BsVeoZ"/></text:p>
      <text:p text:style-name="PL-Paragraph"><text:span text:style-name="T94">As I have </text:span><text:span text:style-name="T99">stated previously</text:span><text:span text:style-name="T94">, my research is concerned with defining a method </text:span><text:span text:style-name="T99">to </text:span><text:span text:style-name="T94">open sourc</text:span><text:span text:style-name="T99">e</text:span><text:span text:style-name="T94"> the process of digital simulation in spatial design and </text:span><text:span text:style-name="T99">will</text:span><text:span text:style-name="T94"> </text:span><text:span text:style-name="T99">develop</text:span><text:span text:style-name="T94"> alternative strategies and tactics </text:span><text:span text:style-name="T99">in order to do so.</text:span><text:span text:style-name="T94"> </text:span><text:span text:style-name="T99">I propose a </text:span><text:span text:style-name="T94">'research by </text:span><text:span text:style-name="T95">hacking</text:span><text:span text:style-name="T94">' approach </text:span><text:span text:style-name="T99">that takes</text:span><text:span text:style-name="T96"> </text:span><text:span text:style-name="T99">'</text:span><text:span text:style-name="T96">hacking</text:span><text:span text:style-name="T99">'</text:span><text:span text:style-name="T96"> </text:span><text:span text:style-name="T97">(rather than 'cracking')</text:span><text:span text:style-name="T96"> as </text:span><text:span text:style-name="T99">a </text:span><text:span text:style-name="T96">creative, rather than destructive </text:span><text:span text:style-name="T97">method</text:span><text:span text:style-name="T96"> </text:span><text:reference-mark-start text:name="ZOTERO_ITEM CSL_CITATION {&quot;citationID&quot;:&quot;1jo9982rb5&quot;,&quot;properties&quot;:{&quot;formattedCitation&quot;:&quot;(Busch &amp; Palms, 2006; Raymond, 2001)&quot;,&quot;plainCitation&quot;:&quot;(Busch &amp; Palms, 2006; Raymond, 2001)&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id&quot;:356,&quot;uris&quot;:[&quot;http://zotero.org/users/1158593/items/5GZ7DZHQ&quot;],&quot;uri&quot;:[&quot;http://zotero.org/users/1158593/items/5GZ7DZHQ&quot;],&quot;itemData&quot;:{&quot;id&quot;:356,&quot;type&quot;:&quot;book&quot;,&quot;title&quot;:&quot;The cathedral &amp; the bazaar: musings on Linux and open source by an accidental revolutionary&quot;,&quot;publisher&quot;:&quot;O'Reilly&quot;,&quot;publisher-place&quot;:&quot;Cambridge, Mass.&quot;,&quot;source&quot;:&quot;Open WorldCat&quot;,&quot;event-place&quot;:&quot;Cambridge, Mass.&quot;,&quot;ISBN&quot;:&quot;0596001088 9780596001087&quot;,&quot;note&quot;:&quot;00000&quot;,&quot;shortTitle&quot;:&quot;The cathedral &amp; the bazaar&quot;,&quot;language&quot;:&quot;English&quot;,&quot;author&quot;:[{&quot;family&quot;:&quot;Raymond&quot;,&quot;given&quot;:&quot;Eric S&quot;}],&quot;issued&quot;:{&quot;date-parts&quot;:[[&quot;2001&quot;]]}}}],&quot;schema&quot;:&quot;https://github.com/citation-style-language/schema/raw/master/csl-citation.json&quot;} RND2GXDTL4OIA"/><text:span text:style-name="T96">(Busch &amp; Palms, 2006; Raymond, 2001)</text:span><text:reference-mark-end text:name="ZOTERO_ITEM CSL_CITATION {&quot;citationID&quot;:&quot;1jo9982rb5&quot;,&quot;properties&quot;:{&quot;formattedCitation&quot;:&quot;(Busch &amp; Palms, 2006; Raymond, 2001)&quot;,&quot;plainCitation&quot;:&quot;(Busch &amp; Palms, 2006; Raymond, 2001)&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id&quot;:356,&quot;uris&quot;:[&quot;http://zotero.org/users/1158593/items/5GZ7DZHQ&quot;],&quot;uri&quot;:[&quot;http://zotero.org/users/1158593/items/5GZ7DZHQ&quot;],&quot;itemData&quot;:{&quot;id&quot;:356,&quot;type&quot;:&quot;book&quot;,&quot;title&quot;:&quot;The cathedral &amp; the bazaar: musings on Linux and open source by an accidental revolutionary&quot;,&quot;publisher&quot;:&quot;O'Reilly&quot;,&quot;publisher-place&quot;:&quot;Cambridge, Mass.&quot;,&quot;source&quot;:&quot;Open WorldCat&quot;,&quot;event-place&quot;:&quot;Cambridge, Mass.&quot;,&quot;ISBN&quot;:&quot;0596001088 9780596001087&quot;,&quot;note&quot;:&quot;00000&quot;,&quot;shortTitle&quot;:&quot;The cathedral &amp; the bazaar&quot;,&quot;language&quot;:&quot;English&quot;,&quot;author&quot;:[{&quot;family&quot;:&quot;Raymond&quot;,&quot;given&quot;:&quot;Eric S&quot;}],&quot;issued&quot;:{&quot;date-parts&quot;:[[&quot;2001&quot;]]}}}],&quot;schema&quot;:&quot;https://github.com/citation-style-language/schema/raw/master/csl-citation.json&quot;} RND2GXDTL4OIA"/></text:p>
      <text:p text:style-name="P38"><text:span text:style-name="T95">'Hacking' </text:span><text:span text:style-name="T99">as method </text:span><text:span text:style-name="T95">goes beyond 'customisation' and instead seeks to fundamentally alter the designed characteristics of </text:span><text:span text:style-name="T99">some</text:span><text:span text:style-name="T95">thing </text:span><text:span text:style-name="T99">but </text:span><text:span text:style-name="T95">without re-making </text:span><text:span text:style-name="T99">it </text:span><text:span text:style-name="T95">completely. It is a 'modifying culture' </text:span><text:reference-mark-start text:name="ZOTERO_ITEM CSL_CITATION {&quot;citationID&quot;:&quot;2mtm57k33k&quot;,&quot;properties&quot;:{&quot;formattedCitation&quot;:&quot;(Busch &amp; Palms, 2006)&quot;,&quot;plainCitation&quot;:&quot;(Busch &amp; Palms, 2006)&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schema&quot;:&quot;https://github.com/citation-style-language/schema/raw/master/csl-citation.json&quot;} RNDtEpVKG7Ej4"/>(Busch &amp; Palms, 2006)<text:reference-mark-end text:name="ZOTERO_ITEM CSL_CITATION {&quot;citationID&quot;:&quot;2mtm57k33k&quot;,&quot;properties&quot;:{&quot;formattedCitation&quot;:&quot;(Busch &amp; Palms, 2006)&quot;,&quot;plainCitation&quot;:&quot;(Busch &amp; Palms, 2006)&quot;},&quot;citationItems&quot;:[{&quot;id&quot;:7,&quot;uris&quot;:[&quot;http://zotero.org/users/1158593/items/32IX4N2N&quot;],&quot;uri&quot;:[&quot;http://zotero.org/users/1158593/items/32IX4N2N&quot;],&quot;itemData&quot;:{&quot;id&quot;:7,&quot;type&quot;:&quot;book&quot;,&quot;title&quot;:&quot;Abstract Hacktivism: The Making of a Hacker Culture&quot;,&quot;publisher&quot;:&quot;Skyscraper Digital Pub Limited&quot;,&quot;number-of-pages&quot;:&quot;132&quot;,&quot;ISBN&quot;:&quot;9780955479625&quot;,&quot;language&quot;:&quot;en&quot;,&quot;author&quot;:[{&quot;family&quot;:&quot;Busch&quot;,&quot;given&quot;:&quot;Otto Von&quot;},{&quot;family&quot;:&quot;Palms&quot;,&quot;given&quot;:&quot;Karl&quot;}],&quot;issued&quot;:{&quot;date-parts&quot;:[[&quot;2006&quot;,1,30]]}}}],&quot;schema&quot;:&quot;https://github.com/citation-style-language/schema/raw/master/csl-citation.json&quot;} RNDtEpVKG7Ej4"/><text:span text:style-name="T151"> </text:span><text:span text:style-name="T157">that</text:span><text:span text:style-name="T150"> is </text:span><text:span text:style-name="T95">explicit in its </text:span><text:span text:style-name="T99">recognition of</text:span><text:span text:style-name="T95"> the wider 'ecology' within which it exists.</text:span><text:span text:style-name="T86"> </text:span><text:span text:style-name="T95">Instead of attempting to design completely new systems of simulation, I will use a </text:span><text:span text:style-name="T98">'</text:span><text:span text:style-name="T95">research by hacking</text:span><text:span text:style-name="T98">' approach</text:span><text:span text:style-name="T95"> to identify and modify the system by which spatial simulations can be 'hacked'.</text:span></text:p>
      <text:p text:style-name="P32"><text:span text:style-name="T94">I propose the design and use of specific, open source prototype software tools for simulation </text:span><text:span text:style-name="T93">as well as investigating the nature of code as a 'design material'. This will include the iterative prototyping of code and software, and will </text:span><text:span text:style-name="T97">utilise</text:span><text:span text:style-name="T93"> student projects of the MArch </text:span><text:span text:style-name="T99">and MAAD</text:span><text:span text:style-name="T93"> 'Open Data' <text:s/></text:span><text:span text:style-name="T99">Design Studio</text:span><text:span text:style-name="T93">, </text:span><text:span text:style-name="T95">of </text:span><text:span text:style-name="T93">which I am co-lead. </text:span><text:span text:style-name="T99">The studio will act </text:span><text:span text:style-name="T93">as an environment for testing and participatory co-design </text:span><text:span text:style-name="T99">during</text:span><text:span text:style-name="T95"> hacking </text:span><text:span text:style-name="T93">sessions.</text:span></text:p>
      <text:p text:style-name="P62"><text:span text:style-name="T207">t</text:span><text:span text:style-name="T206">ools and techniques</text:span></text:p>
      <text:p text:style-name="P32"><text:span text:style-name="T213">I will adopt a range of coding languages and techniques as part of this research, but two key tools will be </text:span><text:span text:style-name="T172">Github </text:span><text:span text:style-name="T151">(www.github.com)</text:span><text:span text:style-name="T152"> </text:span><text:span text:style-name="T173">and Processing </text:span><text:span text:style-name="T151">(www.processing.org), </text:span><text:span text:style-name="T158">b</text:span><text:span text:style-name="T153">oth </text:span><text:span text:style-name="T158">of which </text:span><text:span text:style-name="T153">are open source and cross-platform.</text:span></text:p>
      <text:p text:style-name="P32"><text:span text:style-name="T68">Github</text:span><text:span text:style-name="T18"> </text:span><text:span text:style-name="T7">is </text:span><text:span text:style-name="T19">a</text:span><text:span text:style-name="T7"> </text:span><text:span text:style-name="T8">versioning </text:span><text:span text:style-name="T7">platform for 'social coding', based on the popular </text:span><text:span text:style-name="T67">Git</text:span><text:span text:style-name="T7"> versioning software. </text:span><text:span text:style-name="T8">As with much versioning software, </text:span><text:span text:style-name="T70">Github</text:span><text:span text:style-name="T8"> creates</text:span><text:span text:style-name="T51"> structure</text:span><text:span text:style-name="T52">d</text:span><text:span text:style-name="T51"> databases of c</text:span><text:span text:style-name="T8">hanges to </text:span><text:span text:style-name="T17">code</text:span><text:span text:style-name="T8"> </text:span><text:span text:style-name="T17">within </text:span><text:span text:style-name="T8">shared projects, in the form of 'branches', 'merges' and 'commits'. While </text:span><text:span text:style-name="T70">Github</text:span><text:span text:style-name="T8"> itself provides some analysis tools, the structured data sets that it produces can be extracted for custom analysis and </text:span><text:span text:style-name="T35">dynamic </text:span><text:span text:style-name="T8">visualisatio</text:span><text:span text:style-name="T34">n </text:span><text:span text:style-name="T31">using software such as </text:span><text:span text:style-name="T71">Gephi</text:span><text:span text:style-name="T20">.</text:span></text:p>
      <text:p text:style-name="P32"><text:span text:style-name="T69">Processing</text:span><text:span text:style-name="T212"> is a well known and popular coding platform that has its origins i</text:span><text:span text:style-name="T231">n</text:span><text:span text:style-name="T212"> data visualization</text:span><text:span text:style-name="T87">. </text:span><text:span text:style-name="T179">It</text:span><text:span text:style-name="T185">s</text:span><text:span text:style-name="T179"> use has now grown beyond this field, in part </text:span><text:span text:style-name="T185">d</text:span><text:span text:style-name="T179">ue to its ease of use and th</text:span><text:span text:style-name="T185">o</text:span><text:span text:style-name="T179">rough documentation. Another aspect of this software is the wide availability </text:span><text:span text:style-name="T194">o</text:span><text:span text:style-name="T179">f libraries that can be used to extend its core functionality. I will use </text:span><text:span text:style-name="T171">processing</text:span><text:span text:style-name="T179"> as the principle coding tool for prototyping.</text:span></text:p>
      <text:p text:style-name="P55"/>
      <text:p text:style-name="P49"><text:span text:style-name="T199">4</text:span><text:span text:style-name="T89">. Thesis structure </text:span><text:span text:style-name="T214">and Case Studies</text:span></text:p>
      <text:p text:style-name="P21"><text:span text:style-name="Emphasis"><text:span text:style-name="T22">My research</text:span></text:span><text:span text:style-name="Emphasis"><text:span text:style-name="T4"> is </text:span></text:span><text:span text:style-name="Emphasis"><text:span text:style-name="T22">located within </text:span></text:span><text:span text:style-name="Emphasis"><text:span text:style-name="T36">the</text:span></text:span><text:span text:style-name="Emphasis"><text:span text:style-name="T22"> long-standing tradition of the 'open source movement', and </text:span></text:span><text:span text:style-name="Emphasis"><text:span text:style-name="T32">its use in the field of architectural design</text:span></text:span><text:span text:style-name="Emphasis"><text:span text:style-name="T22">. From this situated position, the thesis is structured around three principle, thematic strands, each one addressing </text:span></text:span><text:span text:style-name="Emphasis"><text:span text:style-name="T33">'</text:span></text:span><text:span text:style-name="Emphasis"><text:span text:style-name="T22">code</text:span></text:span><text:span text:style-name="Emphasis"><text:span text:style-name="T33">'</text:span></text:span><text:span text:style-name="Emphasis"><text:span text:style-name="T22"> at</text:span></text:span><text:span text:style-name="Emphasis"><text:span text:style-name="T23"> a</text:span></text:span><text:span text:style-name="Emphasis"><text:span text:style-name="T4"> </text:span></text:span><text:span text:style-name="Emphasis"><text:span text:style-name="T21">specific 'scale';</text:span></text:span></text:p>
      <text:p text:style-name="P21"><text:span text:style-name="Emphasis"><text:span text:style-name="T146">Section 1. </text:span></text:span><text:span text:style-name="Emphasis"><text:span text:style-name="T147">Situating Simulations</text:span></text:span></text:p>
      <text:p text:style-name="P59"><text:span text:style-name="Emphasis"><text:span text:style-name="T60">Section </text:span></text:span><text:span text:style-name="Emphasis"><text:span text:style-name="T61">2</text:span></text:span><text:span text:style-name="Emphasis"><text:span text:style-name="T60">. Traces</text:span></text:span><text:span text:style-name="Emphasis"><text:span text:style-name="T63"> of </text:span></text:span><text:span text:style-name="Emphasis"><text:span text:style-name="T62">Codes</text:span></text:span><text:span text:style-name="Emphasis"><text:span text:style-name="T60"><text:tab/> </text:span></text:span></text:p>
      <text:p text:style-name="P59"><text:span text:style-name="Emphasis"><text:span text:style-name="T57">Section </text:span></text:span><text:span text:style-name="Emphasis"><text:span text:style-name="T58">3</text:span></text:span><text:span text:style-name="Emphasis"><text:span text:style-name="T57">. Virtual </text:span></text:span><text:span text:style-name="Emphasis"><text:span text:style-name="T59">Interfaces</text:span></text:span><text:span text:style-name="Emphasis"><text:span text:style-name="T57"> </text:span></text:span></text:p>
      <text:p text:style-name="P21"><text:span text:style-name="Emphasis"><text:span text:style-name="T23">Each section will include an exploration </text:span></text:span><text:span text:style-name="Emphasis"><text:span text:style-name="T33">of </text:span></text:span><text:span text:style-name="Emphasis"><text:span text:style-name="T23">the theories associated with its topic and will be supported by a specific case study, described below.</text:span></text:span></text:p>
      <text:p text:style-name="P21"><text:span text:style-name="Emphasis"><text:span text:style-name="T147">Situating Simulations</text:span></text:span></text:p>
      <text:p text:style-name="PL-Paragraph"><text:span text:style-name="Strong_20_Emphasis"><text:span text:style-name="T1">Digital simulations are aggregations of stabilised code that display agency by making material their virtual worlds. This section will investigate the ways in which scientific knowledge is “...discursively constructed, socially produced and materially real...” </text:span></text:span><text:reference-mark-start text:name="ZOTERO_ITEM CSL_CITATION {&quot;citationID&quot;:&quot;2a1jajhc9i&quot;,&quot;properties&quot;:{&quot;formattedCitation&quot;:&quot;(Hayles, 2005, p. 209)&quot;,&quot;plainCitation&quot;:&quot;(Hayles, 2005, p. 209)&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locator&quot;:&quot;209&quot;,&quot;label&quot;:&quot;page&quot;}],&quot;schema&quot;:&quot;https://github.com/citation-style-language/schema/raw/master/csl-citation.json&quot;} RND6S2PSZfd1z"/><text:span text:style-name="T1">(Hayles, 2005, p. 209)</text:span><text:reference-mark-end text:name="ZOTERO_ITEM CSL_CITATION {&quot;citationID&quot;:&quot;2a1jajhc9i&quot;,&quot;properties&quot;:{&quot;formattedCitation&quot;:&quot;(Hayles, 2005, p. 209)&quot;,&quot;plainCitation&quot;:&quot;(Hayles, 2005, p. 209)&quot;},&quot;citationItems&quot;:[{&quot;id&quot;:349,&quot;uris&quot;:[&quot;http://zotero.org/users/1158593/items/TEB5BSWZ&quot;],&quot;uri&quot;:[&quot;http://zotero.org/users/1158593/items/TEB5BSWZ&quot;],&quot;itemData&quot;:{&quot;id&quot;:349,&quot;type&quot;:&quot;book&quot;,&quot;title&quot;:&quot;My Mother Was a Computer: Digital Subjects and Literary Texts&quot;,&quot;publisher&quot;:&quot;University of Chicago Press&quot;,&quot;number-of-pages&quot;:&quot;300&quot;,&quot;ISBN&quot;:&quot;9780226321486&quot;,&quot;note&quot;:&quot;00000&quot;,&quot;language&quot;:&quot;en&quot;,&quot;author&quot;:[{&quot;family&quot;:&quot;Hayles&quot;,&quot;given&quot;:&quot;N. Katherine&quot;}],&quot;issued&quot;:{&quot;date-parts&quot;:[[&quot;2005&quot;,10,1]]}},&quot;locator&quot;:&quot;209&quot;,&quot;label&quot;:&quot;page&quot;}],&quot;schema&quot;:&quot;https://github.com/citation-style-language/schema/raw/master/csl-citation.json&quot;} RND6S2PSZfd1z"/><text:span text:style-name="Strong_20_Emphasis"><text:span text:style-name="T1"> and the relevance of this statement to spatial simulation and architectural design, and </text:span></text:span><text:span text:style-name="Strong_20_Emphasis"><text:span text:style-name="T3">will </text:span></text:span><text:span text:style-name="Strong_20_Emphasis"><text:span text:style-name="T1">address the following;</text:span></text:span></text:p>
      <text:p text:style-name="PL-Paragraph"><text:span text:style-name="Strong_20_Emphasis"><text:span text:style-name="T78">- Defining constructive and realist ontologies with regard to scientific knowledge (Latour &amp; De Landa)</text:span></text:span></text:p>
      <text:p text:style-name="PL-Paragraph"><text:span text:style-name="Strong_20_Emphasis"><text:span text:style-name="T78">- The use of simulation as a means of producing scientific knowledge (Haraway, Hayles, Barad, Stengers)</text:span></text:span></text:p>
      <text:p text:style-name="PL-Paragraph"><text:span text:style-name="Strong_20_Emphasis"><text:span text:style-name="T78">- The role of narrative in an autopoietic understanding of simulation (Haraway, Hayles &amp; Varela)</text:span></text:span></text:p>
      <text:p text:style-name="PL-Paragraph"><text:span text:style-name="Strong_20_Emphasis"><text:span text:style-name="T78">- Architectural simulation and specifically the techniques of Space Syntax as 'coded space' (Kitchen and Dodge, Hillier et al)</text:span></text:span></text:p>
      <text:p text:style-name="P34"><text:span text:style-name="Emphasis"><text:span text:style-name="T125">Case Study 1 </text:span></text:span><text:span text:style-name="Emphasis"><text:span text:style-name="T126">- </text:span></text:span><text:span text:style-name="Emphasis"><text:span text:style-name="T79">GENEALOGICAL </text:span></text:span><text:span text:style-name="Emphasis"><text:span text:style-name="T82">SOFTWARE</text:span></text:span><text:span text:style-name="Emphasis"><text:span text:style-name="T79"> </text:span></text:span><text:span text:style-name="Emphasis"><text:span text:style-name="T81">MAPPING</text:span></text:span><text:span text:style-name="Emphasis"><text:span text:style-name="T79"> </text:span></text:span><text:span text:style-name="Emphasis"><text:span text:style-name="T80">OF 'SPACE</text:span></text:span><text:span text:style-name="Emphasis"><text:span text:style-name="T78"> SYNTAX</text:span></text:span><text:span text:style-name="Emphasis"><text:span text:style-name="T80">'</text:span></text:span><text:span text:style-name="Emphasis"><text:span text:style-name="T78"> </text:span></text:span><text:span text:style-name="Emphasis"><text:span text:style-name="T82">SIMULATION TECHNIQUES</text:span></text:span></text:p>
      <text:p text:style-name="P63"><text:span text:style-name="Emphasis"><text:span text:style-name="T109">This case study will create a 'genealogical trace' of the development process that Space </text:span></text:span><text:span text:style-name="Emphasis"><text:span text:style-name="T110">Syntax</text:span></text:span><text:span text:style-name="Emphasis"><text:span text:style-name="T109"> techniques of 'axial mapping' and 'visibility' mapping have undergone since their inception in the late 1970s. This case study will use as its source material the extensive record of peer reviewed material that supports the Space Syntax research project. By adopting a genealogical approach, </text:span></text:span><text:span text:style-name="Emphasis"><text:span text:style-name="T111">and 'following the code', </text:span></text:span><text:span text:style-name="Emphasis"><text:span text:style-name="T109">the intention is to </text:span></text:span><text:span text:style-name="Emphasis"><text:span text:style-name="T105">map </text:span></text:span><text:span text:style-name="Emphasis"><text:span text:style-name="T109">through translation and codification the capabilities </text:span></text:span><text:span text:style-name="Emphasis"><text:span text:style-name="T112">and functionality</text:span></text:span><text:span text:style-name="Emphasis"><text:span text:style-name="T109"> of each technique </text:span></text:span><text:span text:style-name="Emphasis"><text:span text:style-name="T111">and therefore provide a </text:span></text:span><text:span text:style-name="Emphasis"><text:span text:style-name="T107">critical</text:span></text:span><text:span text:style-name="Emphasis"><text:span text:style-name="T111"> narrative around its construction </text:span></text:span><text:span text:style-name="Emphasis"><text:span text:style-name="T107">and contemporary use</text:span></text:span><text:span text:style-name="Emphasis"><text:span text:style-name="T111">.</text:span></text:span></text:p>
      <text:p text:style-name="P59"><text:span text:style-name="Emphasis"><text:span text:style-name="T60">Traces</text:span></text:span><text:span text:style-name="Emphasis"><text:span text:style-name="T63"> of </text:span></text:span><text:span text:style-name="Emphasis"><text:span text:style-name="T62">Codes</text:span></text:span><text:span text:style-name="Emphasis"><text:span text:style-name="T4"><text:tab/></text:span></text:span></text:p>
      <text:p text:style-name="PL-Paragraph"><text:span text:style-name="Emphasis"><text:span text:style-name="T4">Code is messy and fragile, liable to collapse - always on the 'verge of disappearance' <text:s/></text:span></text:span><text:reference-mark-start text:name="ZOTERO_ITEM CSL_CITATION {&quot;citationID&quot;:&quot;q2ro6qnth&quot;,&quot;properties&quot;:{&quot;formattedCitation&quot;:&quot;(Mackenzie, 2006)&quot;,&quot;plainCitation&quot;:&quot;(Mackenzie, 2006)&quot;},&quot;citationItems&quot;:[{&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Iy91enaFOj"/><text:span text:style-name="T4">(Mackenzie, 2006)</text:span><text:reference-mark-end text:name="ZOTERO_ITEM CSL_CITATION {&quot;citationID&quot;:&quot;q2ro6qnth&quot;,&quot;properties&quot;:{&quot;formattedCitation&quot;:&quot;(Mackenzie, 2006)&quot;,&quot;plainCitation&quot;:&quot;(Mackenzie, 2006)&quot;},&quot;citationItems&quot;:[{&quot;id&quot;:225,&quot;uris&quot;:[&quot;http://zotero.org/users/1158593/items/IMB63K8V&quot;],&quot;uri&quot;:[&quot;http://zotero.org/users/1158593/items/IMB63K8V&quot;],&quot;itemData&quot;:{&quot;id&quot;:225,&quot;type&quot;:&quot;book&quot;,&quot;title&quot;:&quot;Cutting code: software and sociality&quot;,&quot;publisher&quot;:&quot;Peter Lang&quot;,&quot;publisher-place&quot;:&quot;New York&quot;,&quot;source&quot;:&quot;Open WorldCat&quot;,&quot;event-place&quot;:&quot;New York&quot;,&quot;abstract&quot;:&quot;\&quot;Cutting Code: Software and Sociality is one of the first books to treat software seriously as a full-blown cultural process and as a subtly powerful material in contemporary communication. From deCSS to Java, from Linux to Extreme Programming, this book analyzes software artworks, operating systems, commercial products, infrastructures, and programming practices. It explores the social forms, identities, materialities, and power relations associated with software, and it asks how software provokes the re-thinking of production, consumption and distribution as entwined cultural processes. Cutting Code argues that analysis of code as a mosaic of algorithms, protocols, infrastructures, and programming conventions offers valuable insights into how contemporary social formations invent new kinds of personhood and new ways of acting.\&quot;--BOOK JACKET.&quot;,&quot;ISBN&quot;:&quot;0820478237  9780820478234&quot;,&quot;note&quot;:&quot;00100&quot;,&quot;shortTitle&quot;:&quot;Cutting code&quot;,&quot;language&quot;:&quot;English&quot;,&quot;author&quot;:[{&quot;family&quot;:&quot;Mackenzie&quot;,&quot;given&quot;:&quot;Adrian&quot;}],&quot;issued&quot;:{&quot;date-parts&quot;:[[&quot;2006&quot;]]}}}],&quot;schema&quot;:&quot;https://github.com/citation-style-language/schema/raw/master/csl-citation.json&quot;} RNDIy91enaFOj"/><text:span text:style-name="Emphasis"><text:span text:style-name="T4">. It exists in its own 'ecosystem' and, if not tended to and nurtured will decay as less and less people </text:span></text:span><text:span text:style-name="Emphasis"><text:span text:style-name="T36">remain</text:span></text:span><text:span text:style-name="Emphasis"><text:span text:style-name="T4"> familiar with its structure and purpose. But code is also social with multiple authorship and the more</text:span></text:span><text:span text:style-name="Emphasis"><text:span text:style-name="T167"> people that contribute, the less the code is understood </text:span></text:span><text:reference-mark-start text:name="ZOTERO_ITEM CSL_CITATION {&quot;citationID&quot;:&quot;k0qiq6klv&quot;,&quot;properties&quot;:{&quot;formattedCitation&quot;:&quot;(Ullman, 2013)&quot;,&quot;plainCitation&quot;:&quot;(Ullman, 2013)&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chema&quot;:&quot;https://github.com/citation-style-language/schema/raw/master/csl-citation.json&quot;} RNDUEleVwmmy0"/><text:span text:style-name="Emphasis"><text:span text:style-name="T167">(Ullman, 2013)</text:span></text:span><text:reference-mark-end text:name="ZOTERO_ITEM CSL_CITATION {&quot;citationID&quot;:&quot;k0qiq6klv&quot;,&quot;properties&quot;:{&quot;formattedCitation&quot;:&quot;(Ullman, 2013)&quot;,&quot;plainCitation&quot;:&quot;(Ullman, 2013)&quot;},&quot;citationItems&quot;:[{&quot;id&quot;:116,&quot;uris&quot;:[&quot;http://zotero.org/users/1158593/items/XCWRGRNW&quot;],&quot;uri&quot;:[&quot;http://zotero.org/users/1158593/items/XCWRGRNW&quot;],&quot;itemData&quot;:{&quot;id&quot;:116,&quot;type&quot;:&quot;book&quot;,&quot;title&quot;:&quot;Close to the Machine: Technophilia and its Discontents&quot;,&quot;publisher&quot;:&quot;Pushkin Press&quot;,&quot;number-of-pages&quot;:&quot;208&quot;,&quot;edition&quot;:&quot;First&quot;,&quot;source&quot;:&quot;Amazon.com&quot;,&quot;ISBN&quot;:&quot;1908968133&quot;,&quot;shortTitle&quot;:&quot;Close to the Machine&quot;,&quot;author&quot;:[{&quot;family&quot;:&quot;Ullman&quot;,&quot;given&quot;:&quot;Ellen&quot;}],&quot;issued&quot;:{&quot;date-parts&quot;:[[&quot;2013&quot;,3,14]]}}}],&quot;schema&quot;:&quot;https://github.com/citation-style-language/schema/raw/master/csl-citation.json&quot;} RNDUEleVwmmy0"/><text:span text:style-name="Emphasis"><text:span text:style-name="T167">. </text:span></text:span><text:span text:style-name="Emphasis"><text:span text:style-name="T168">Code</text:span></text:span><text:span text:style-name="Emphasis"><text:span text:style-name="T167"> exists as an interlayer between humans and machine. It must be 'readable' by both, but is not necessarily understood by either. The description of a code</text:span></text:span><text:span text:style-name="Emphasis"><text:span text:style-name="T168">'</text:span></text:span><text:span text:style-name="Emphasis"><text:span text:style-name="T167">s abstraction</text:span></text:span><text:span text:style-name="Emphasis"><text:span text:style-name="T168"> and</text:span></text:span><text:span text:style-name="Emphasis"><text:span text:style-name="T167"> stabilisation into software is also the process </text:span></text:span><text:span text:style-name="Emphasis"><text:span text:style-name="T169">by which</text:span></text:span><text:span text:style-name="Emphasis"><text:span text:style-name="T167"> it </text:span></text:span><text:span text:style-name="Emphasis"><text:span text:style-name="T169">gains</text:span></text:span><text:span text:style-name="Emphasis"><text:span text:style-name="T167"> agency. <text:s/>By what means is </text:span></text:span><text:span text:style-name="Emphasis"><text:span text:style-name="T169">this</text:span></text:span><text:span text:style-name="Emphasis"><text:span text:style-name="T167"> agency </text:span></text:span><text:span text:style-name="Emphasis"><text:span text:style-name="T169">realised</text:span></text:span><text:span text:style-name="Emphasis"><text:span text:style-name="T167"> and what </text:span></text:span><text:span text:style-name="Emphasis"><text:span text:style-name="T169">e</text:span></text:span><text:span text:style-name="Emphasis"><text:span text:style-name="T167">ffect does code have in spatial formations?</text:span></text:span></text:p>
      <text:p text:style-name="P35"><text:span text:style-name="T148">- [In]stabilisations of code (Fuller, </text:span><text:span text:style-name="T149">Hayles, </text:span><text:span text:style-name="T148">Kitchin and Dodge, Mackenzie, Ullman)</text:span></text:p>
      <text:p text:style-name="P36"><text:span text:style-name="T148">- </text:span><text:span text:style-name="T154">Spatial s</text:span><text:span text:style-name="T155">tabilisations of </text:span><text:span text:style-name="T154">Co</text:span><text:span text:style-name="T156">de</text:span><text:span text:style-name="T148">(</text:span><text:span text:style-name="T149">Constant, Hac</text:span><text:span text:style-name="T159">k</text:span><text:span text:style-name="T149">itectura, </text:span><text:span text:style-name="T148">Kitchin and Dodge, Haque </text:span><text:span text:style-name="T149">and Fuller</text:span><text:span text:style-name="T148">)</text:span></text:p>
      <text:p text:style-name="P34"><text:span text:style-name="T125">Case Study </text:span><text:span text:style-name="T127">2 –</text:span><text:span text:style-name="T126"> </text:span><text:span text:style-name="T177">OPEN DATA</text:span><text:span text:style-name="Emphasis"><text:span text:style-name="T76"> STREAMS </text:span></text:span><text:span text:style-name="Emphasis"><text:span text:style-name="T77">FOR DATA DRIVEN DESIGN</text:span></text:span></text:p>
      <text:p text:style-name="P63"><text:span text:style-name="Emphasis">Creating 'open', publicly accessible streams of computational design data geometry and simulation data, specifically environmental data</text:span></text:p>
      <text:p text:style-name="P63"><text:span text:style-name="Emphasis"><text:span text:style-name="T9">This case study </text:span></text:span><text:span text:style-name="Emphasis"><text:span text:style-name="T13">is about the design and creation of </text:span></text:span><text:span text:style-name="Emphasis"><text:span text:style-name="T9">'open streams' of design data for public access. </text:span></text:span><text:span text:style-name="Emphasis"><text:span text:style-name="T16">It</text:span></text:span><text:span text:style-name="Emphasis"><text:span text:style-name="T9"> will explore the issues around </text:span></text:span><text:span text:style-name="Emphasis"><text:span text:style-name="T13">interoperability through the</text:span></text:span><text:span text:style-name="Emphasis"><text:span text:style-name="T9"> use </text:span></text:span><text:span text:style-name="Emphasis"><text:span text:style-name="T13">of </text:span></text:span><text:span text:style-name="Emphasis"><text:span text:style-name="T9">novel file types and forms of data and will use twitter as </text:span></text:span><text:span text:style-name="Emphasis"><text:span text:style-name="T12">the</text:span></text:span><text:span text:style-name="Emphasis"><text:span text:style-name="T9"> means of aggregation and distribution. </text:span></text:span><text:span text:style-name="Emphasis"><text:span text:style-name="T14">One of the output</text:span></text:span><text:span text:style-name="Emphasis"><text:span text:style-name="T16">s</text:span></text:span><text:span text:style-name="Emphasis"><text:span text:style-name="T14"> of this </text:span></text:span><text:soft-page-break/><text:span text:style-name="Emphasis"><text:span text:style-name="T14">will be a software plug in for a 3D modelling package.</text:span></text:span><text:span text:style-name="Emphasis"><text:span text:style-name="T9"> </text:span></text:span><text:span text:style-name="Emphasis"><text:span text:style-name="T10">This new technological innovation will be tested </text:span></text:span><text:span text:style-name="Emphasis"><text:span text:style-name="T11">and demonstrated </text:span></text:span><text:span text:style-name="Emphasis"><text:span text:style-name="T10">through a short series of student workshops.</text:span></text:span></text:p>
      <text:p text:style-name="P65"><text:span text:style-name="Emphasis"><text:span text:style-name="T118">Technical aspects of this case study have been developed as part of my @simulationBot pilot project. This was </text:span></text:span><text:span text:style-name="Emphasis"><text:span text:style-name="T119">used</text:span></text:span><text:span text:style-name="Emphasis"><text:span text:style-name="T118"> and tested as part of a workshop in environmental design in July 2013</text:span></text:span><text:span text:style-name="Emphasis"><text:span text:style-name="T120">with students form S</text:span></text:span><text:span text:style-name="Emphasis"><text:span text:style-name="T121">S</text:span></text:span><text:span text:style-name="Emphasis"><text:span text:style-name="T120">oA.</text:span></text:span></text:p>
      <text:p text:style-name="P60"><text:span text:style-name="Emphasis"><text:span text:style-name="T55">Virtual </text:span></text:span><text:span text:style-name="Emphasis"><text:span text:style-name="T56">Interfaces</text:span></text:span><text:span text:style-name="Emphasis"><text:span text:style-name="T55"> </text:span></text:span></text:p>
      <text:p text:style-name="PL-Paragraph"><text:span text:style-name="Emphasis"><text:span text:style-name="T49">The pervasive nature of contemporary </text:span></text:span><text:span text:style-name="Emphasis"><text:span text:style-name="T50">digital</text:span></text:span><text:span text:style-name="Emphasis"><text:span text:style-name="T49"> technology – coded products, spaces and infrastructures </text:span></text:span><text:reference-mark-start text:name="ZOTERO_ITEM CSL_CITATION {&quot;citationID&quot;:&quot;rfr14j1b1&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iUWI1khCmg"/><text:span text:style-name="Emphasis"><text:span text:style-name="T49">(Kitchin &amp; Dodge, 2011)</text:span></text:span><text:reference-mark-end text:name="ZOTERO_ITEM CSL_CITATION {&quot;citationID&quot;:&quot;rfr14j1b1&quot;,&quot;properties&quot;:{&quot;formattedCitation&quot;:&quot;(Kitchin &amp; Dodge, 2011)&quot;,&quot;plainCitation&quot;:&quot;(Kitchin &amp; Dodge, 2011)&quot;},&quot;citationItems&quot;:[{&quot;id&quot;:280,&quot;uris&quot;:[&quot;http://zotero.org/users/1158593/items/BS93VH77&quot;],&quot;uri&quot;:[&quot;http://zotero.org/users/1158593/items/BS93VH77&quot;],&quot;itemData&quot;:{&quot;id&quot;:280,&quot;type&quot;:&quot;book&quot;,&quot;title&quot;:&quot;Code/space software and everyday life&quot;,&quot;publisher&quot;:&quot;MIT Press&quot;,&quot;publisher-place&quot;:&quot;Cambridge, Mass.&quot;,&quot;source&quot;:&quot;Open WorldCat&quot;,&quot;event-place&quot;:&quot;Cambridge, Mass.&quot;,&quot;URL&quot;:&quot;http://site.ebrary.com/id/10479192&quot;,&quot;ISBN&quot;:&quot;9780262295239  0262295237&quot;,&quot;language&quot;:&quot;English&quot;,&quot;author&quot;:[{&quot;family&quot;:&quot;Kitchin&quot;,&quot;given&quot;:&quot;Rob&quot;},{&quot;family&quot;:&quot;Dodge&quot;,&quot;given&quot;:&quot;Martin&quot;}],&quot;issued&quot;:{&quot;date-parts&quot;:[[&quot;2011&quot;]]},&quot;accessed&quot;:{&quot;date-parts&quot;:[[&quot;2013&quot;,7,23]]}}}],&quot;schema&quot;:&quot;https://github.com/citation-style-language/schema/raw/master/csl-citation.json&quot;} RNDiUWI1khCmg"/><text:span text:style-name="Emphasis"><text:span text:style-name="T113"> – is such that the question of 'interface' has moved beyond the traditional </text:span></text:span><text:span text:style-name="Emphasis"><text:span text:style-name="T114">model</text:span></text:span><text:span text:style-name="Emphasis"><text:span text:style-name="T113"> of HCI (Human Computer Interface</text:span></text:span><text:span text:style-name="Emphasis"><text:span text:style-name="T117">)</text:span></text:span><text:span text:style-name="Emphasis"><text:span text:style-name="T113"> </text:span></text:span><text:reference-mark-start text:name="ZOTERO_ITEM CSL_CITATION {&quot;citationID&quot;:&quot;N6rctEJ5&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75POzYxcUH"/><text:span text:style-name="Emphasis"><text:span text:style-name="T113">(Fuller, 2003)</text:span></text:span><text:reference-mark-end text:name="ZOTERO_ITEM CSL_CITATION {&quot;citationID&quot;:&quot;N6rctEJ5&quot;,&quot;properties&quot;:{&quot;formattedCitation&quot;:&quot;(Fuller, 2003)&quot;,&quot;plainCitation&quot;:&quot;(Fuller, 2003)&quot;},&quot;citationItems&quot;:[{&quot;id&quot;:107,&quot;uris&quot;:[&quot;http://zotero.org/users/1158593/items/VJUXWSES&quot;],&quot;uri&quot;:[&quot;http://zotero.org/users/1158593/items/VJUXWSES&quot;],&quot;itemData&quot;:{&quot;id&quot;:107,&quot;type&quot;:&quot;book&quot;,&quot;title&quot;:&quot;Behind the blip: essays on the culture of software&quot;,&quot;number-of-pages&quot;:&quot;165&quot;,&quot;ISBN&quot;:&quot;9781570271397&quot;,&quot;language&quot;:&quot;en&quot;,&quot;author&quot;:[{&quot;family&quot;:&quot;Fuller&quot;,&quot;given&quot;:&quot;Matthew&quot;}],&quot;issued&quot;:{&quot;date-parts&quot;:[[&quot;2003&quot;,3]]}}}],&quot;schema&quot;:&quot;https://github.com/citation-style-language/schema/raw/master/csl-citation.json&quot;} RND75POzYxcUH"/><text:span text:style-name="Emphasis"><text:span text:style-name="T113">. Instead of sitting outside of the system looking across a screen, we constantly re-make our relationships with computational technology and in the process we are creating dynamic, topological, </text:span></text:span><text:span text:style-name="Emphasis"><text:span text:style-name="T116">post-human </text:span></text:span><text:span text:style-name="Emphasis"><text:span text:style-name="T113">formations </text:span></text:span><text:reference-mark-start text:name="ZOTERO_ITEM CSL_CITATION {&quot;citationID&quot;:&quot;6ZU4ct8B&quot;,&quot;properties&quot;:{&quot;formattedCitation&quot;:&quot;(Braidotti, 2013; Haraway, 1991)&quot;,&quot;plainCitation&quot;:&quot;(Braidotti, 2013; Haraway, 1991)&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schema&quot;:&quot;https://github.com/citation-style-language/schema/raw/master/csl-citation.json&quot;} RND4HBckfi7Qe"/><text:span text:style-name="Emphasis"><text:span text:style-name="T113">(Braidotti, 2013; Haraway, 1991)</text:span></text:span><text:reference-mark-end text:name="ZOTERO_ITEM CSL_CITATION {&quot;citationID&quot;:&quot;6ZU4ct8B&quot;,&quot;properties&quot;:{&quot;formattedCitation&quot;:&quot;(Braidotti, 2013; Haraway, 1991)&quot;,&quot;plainCitation&quot;:&quot;(Braidotti, 2013; Haraway, 1991)&quot;},&quot;citationItems&quot;:[{&quot;id&quot;:49,&quot;uris&quot;:[&quot;http://zotero.org/users/1158593/items/DSTBXZ2I&quot;],&quot;uri&quot;:[&quot;http://zotero.org/users/1158593/items/DSTBXZ2I&quot;],&quot;itemData&quot;:{&quot;id&quot;:49,&quot;type&quot;:&quot;book&quot;,&quot;title&quot;:&quot;Simians, cyborgs and women : the reinvention of nature&quot;,&quot;publisher&quot;:&quot;Free Association Books&quot;,&quot;publisher-place&quot;:&quot;London&quot;,&quot;number-of-pages&quot;:&quot;287&quot;,&quot;source&quot;:&quot;Primo&quot;,&quot;event-place&quot;:&quot;London&quot;,&quot;ISBN&quot;:&quot;1853431397&quot;,&quot;shortTitle&quot;:&quot;Simians, cyborgs and women&quot;,&quot;language&quot;:&quot;eng&quot;,&quot;author&quot;:[{&quot;family&quot;:&quot;Haraway&quot;,&quot;given&quot;:&quot;Donna Jeanne&quot;}],&quot;issued&quot;:{&quot;date-parts&quot;:[[&quot;1991&quot;]]}}},{&quot;id&quot;:86,&quot;uris&quot;:[&quot;http://zotero.org/users/1158593/items/NUBRCR74&quot;],&quot;uri&quot;:[&quot;http://zotero.org/users/1158593/items/NUBRCR74&quot;],&quot;itemData&quot;:{&quot;id&quot;:86,&quot;type&quot;:&quot;book&quot;,&quot;title&quot;:&quot;The Posthuman&quot;,&quot;publisher&quot;:&quot;Polity Press&quot;,&quot;number-of-pages&quot;:&quot;180&quot;,&quot;source&quot;:&quot;Amazon.com&quot;,&quot;ISBN&quot;:&quot;074564158X&quot;,&quot;author&quot;:[{&quot;family&quot;:&quot;Braidotti&quot;,&quot;given&quot;:&quot;Rosi&quot;}],&quot;issued&quot;:{&quot;date-parts&quot;:[[&quot;2013&quot;,4,19]]}}}],&quot;schema&quot;:&quot;https://github.com/citation-style-language/schema/raw/master/csl-citation.json&quot;} RND4HBckfi7Qe"/><text:span text:style-name="Emphasis"><text:span text:style-name="T113">. </text:span></text:span><text:span text:style-name="Emphasis"><text:span text:style-name="T116">At the same time, there is an apparent 'de-materlialisation' of technology from </text:span></text:span><text:span text:style-name="Emphasis"><text:span text:style-name="T122">our</text:span></text:span><text:span text:style-name="Emphasis"><text:span text:style-name="T116"> everyday lives. This is a process driven by the ubiquity of </text:span></text:span><text:span text:style-name="Emphasis"><text:span text:style-name="T117">computing</text:span></text:span><text:span text:style-name="Emphasis"><text:span text:style-name="T116"> which creates environments so rich in </text:span></text:span><text:span text:style-name="Emphasis"><text:span text:style-name="T117">this</text:span></text:span><text:span text:style-name="Emphasis"><text:span text:style-name="T116"> technology that we no longer make the distinctions between the digital and the non-digital </text:span></text:span><text:reference-mark-start text:name="ZOTERO_ITEM CSL_CITATION {&quot;citationID&quot;:&quot;130c9NX5&quot;,&quot;properties&quot;:{&quot;formattedCitation&quot;:&quot;(Shepard, 2011)&quot;,&quot;plainCitation&quot;:&quot;(Shepard, 2011)&quot;},&quot;citationItems&quot;:[{&quot;id&quot;:341,&quot;uris&quot;:[&quot;http://zotero.org/users/1158593/items/UNDD98NP&quot;],&quot;uri&quot;:[&quot;http://zotero.org/users/1158593/items/UNDD98NP&quot;],&quot;itemData&quot;:{&quot;id&quot;:341,&quot;type&quot;:&quot;book&quot;,&quot;title&quot;:&quot;Sentient City: Ubiquitous Computing, Architecture, and the Future of Urban Space&quot;,&quot;publisher&quot;:&quot;MIT Press (MA)&quot;,&quot;number-of-pages&quot;:&quot;229&quot;,&quot;ISBN&quot;:&quot;9780262515863&quot;,&quot;note&quot;:&quot;00026&quot;,&quot;language&quot;:&quot;en&quot;,&quot;author&quot;:[{&quot;family&quot;:&quot;Shepard&quot;,&quot;given&quot;:&quot;Mark&quot;}],&quot;issued&quot;:{&quot;date-parts&quot;:[[&quot;2011&quot;,2,18]]}}}],&quot;schema&quot;:&quot;https://github.com/citation-style-language/schema/raw/master/csl-citation.json&quot;} RNDRhLJVZ3xi1"/><text:span text:style-name="Emphasis"><text:span text:style-name="T116">(Shepard, 2011)</text:span></text:span><text:reference-mark-end text:name="ZOTERO_ITEM CSL_CITATION {&quot;citationID&quot;:&quot;130c9NX5&quot;,&quot;properties&quot;:{&quot;formattedCitation&quot;:&quot;(Shepard, 2011)&quot;,&quot;plainCitation&quot;:&quot;(Shepard, 2011)&quot;},&quot;citationItems&quot;:[{&quot;id&quot;:341,&quot;uris&quot;:[&quot;http://zotero.org/users/1158593/items/UNDD98NP&quot;],&quot;uri&quot;:[&quot;http://zotero.org/users/1158593/items/UNDD98NP&quot;],&quot;itemData&quot;:{&quot;id&quot;:341,&quot;type&quot;:&quot;book&quot;,&quot;title&quot;:&quot;Sentient City: Ubiquitous Computing, Architecture, and the Future of Urban Space&quot;,&quot;publisher&quot;:&quot;MIT Press (MA)&quot;,&quot;number-of-pages&quot;:&quot;229&quot;,&quot;ISBN&quot;:&quot;9780262515863&quot;,&quot;note&quot;:&quot;00026&quot;,&quot;language&quot;:&quot;en&quot;,&quot;author&quot;:[{&quot;family&quot;:&quot;Shepard&quot;,&quot;given&quot;:&quot;Mark&quot;}],&quot;issued&quot;:{&quot;date-parts&quot;:[[&quot;2011&quot;,2,18]]}}}],&quot;schema&quot;:&quot;https://github.com/citation-style-language/schema/raw/master/csl-citation.json&quot;} RNDRhLJVZ3xi1"/><text:span text:style-name="Emphasis"><text:span text:style-name="T116"> </text:span></text:span><text:span text:style-name="Emphasis"><text:span text:style-name="T117">Our</text:span></text:span><text:span text:style-name="Emphasis"><text:span text:style-name="T116"> true interface with the materials of digital technology is </text:span></text:span><text:span text:style-name="Emphasis"><text:span text:style-name="T117">only </text:span></text:span><text:span text:style-name="Emphasis"><text:span text:style-name="T116">revealed through the waste left behind </text:span></text:span><text:span text:style-name="Emphasis"><text:span text:style-name="T117">after</text:span></text:span><text:span text:style-name="Emphasis"><text:span text:style-name="T116"> </text:span></text:span><text:span text:style-name="Emphasis"><text:span text:style-name="T117">its</text:span></text:span><text:span text:style-name="Emphasis"><text:span text:style-name="T116"> manufacture </text:span></text:span><text:reference-mark-start text:name="ZOTERO_ITEM CSL_CITATION {&quot;citationID&quot;:&quot;A7txawjY&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hu0VrUxSfx"/><text:span text:style-name="Emphasis"><text:span text:style-name="T116">(Gabrys, 2010)</text:span></text:span><text:reference-mark-end text:name="ZOTERO_ITEM CSL_CITATION {&quot;citationID&quot;:&quot;A7txawjY&quot;,&quot;properties&quot;:{&quot;formattedCitation&quot;:&quot;(Gabrys, 2010)&quot;,&quot;plainCitation&quot;:&quot;(Gabrys, 2010)&quot;},&quot;citationItems&quot;:[{&quot;id&quot;:73,&quot;uris&quot;:[&quot;http://zotero.org/users/1158593/items/K6KZ44G2&quot;],&quot;uri&quot;:[&quot;http://zotero.org/users/1158593/items/K6KZ44G2&quot;],&quot;itemData&quot;:{&quot;id&quot;:73,&quot;type&quot;:&quot;book&quot;,&quot;title&quot;:&quot;Digital Rubbish: A Natural History of Electronics&quot;,&quot;publisher&quot;:&quot;The University of Michigan Press&quot;,&quot;number-of-pages&quot;:&quot;176&quot;,&quot;source&quot;:&quot;Amazon.com&quot;,&quot;ISBN&quot;:&quot;0472117610&quot;,&quot;shortTitle&quot;:&quot;Digital Rubbish&quot;,&quot;author&quot;:[{&quot;family&quot;:&quot;Gabrys&quot;,&quot;given&quot;:&quot;Jennifer&quot;}],&quot;issued&quot;:{&quot;date-parts&quot;:[[&quot;2010&quot;,12,15]]}}}],&quot;schema&quot;:&quot;https://github.com/citation-style-language/schema/raw/master/csl-citation.json&quot;} RNDhu0VrUxSfx"/><text:span text:style-name="Emphasis"><text:span text:style-name="T116">.</text:span></text:span></text:p>
      <text:p text:style-name="P39"><text:span text:style-name="Emphasis"><text:span text:style-name="T116">This is</text:span></text:span><text:span text:style-name="Emphasis"><text:span text:style-name="T113"> the new </text:span></text:span><text:span text:style-name="Emphasis"><text:span text:style-name="T114">paradigm</text:span></text:span><text:span text:style-name="Emphasis"><text:span text:style-name="T113"> for </text:span></text:span><text:span text:style-name="Emphasis"><text:span text:style-name="T116">our </text:span></text:span><text:span text:style-name="Emphasis"><text:span text:style-name="T113">'interface' </text:span></text:span><text:span text:style-name="Emphasis"><text:span text:style-name="T116">with digital technology</text:span></text:span><text:span text:style-name="Emphasis"><text:span text:style-name="T113">. What are the implication</text:span></text:span><text:span text:style-name="Emphasis"><text:span text:style-name="T115">s</text:span></text:span><text:span text:style-name="Emphasis"><text:span text:style-name="T113"> of these issues with regard to new types of computational tools for spatial design?</text:span></text:span></text:p>
      <text:p text:style-name="P3"><text:span text:style-name="T161">- </text:span><text:span text:style-name="T160">Post </text:span><text:span text:style-name="T161">h</text:span><text:span text:style-name="T160">umanis</text:span><text:span text:style-name="T162">t futures </text:span><text:span text:style-name="T161">(Braidotti, Haque, Haraway, Hayles)</text:span></text:p>
      <text:p text:style-name="P57"><text:span text:style-name="Strong_20_Emphasis"><text:span text:style-name="T143">- </text:span></text:span><text:span text:style-name="Strong_20_Emphasis"><text:span text:style-name="T138">Digital </text:span></text:span><text:span text:style-name="Strong_20_Emphasis"><text:span text:style-name="T144">Material</text:span></text:span><text:span text:style-name="Strong_20_Emphasis"><text:span text:style-name="T142">ity </text:span></text:span><text:span text:style-name="Strong_20_Emphasis"><text:span text:style-name="T143">(Constant, Gabrys, Hackitectura, Hayles, </text:span></text:span><text:span text:style-name="Strong_20_Emphasis"><text:span text:style-name="T145">Kitchin and Dodge, </text:span></text:span><text:span text:style-name="Strong_20_Emphasis"><text:span text:style-name="T143">Sheppard)</text:span></text:span></text:p>
      <text:p text:style-name="P34"><text:span text:style-name="T125">Case Study </text:span><text:span text:style-name="T127">3 </text:span><text:span text:style-name="T135">- </text:span><text:span text:style-name="Emphasis"><text:span text:style-name="T186">@</text:span></text:span><text:span text:style-name="Emphasis"><text:span text:style-name="T187">S</text:span></text:span><text:span text:style-name="Emphasis"><text:span text:style-name="T188">IMBOT AS </text:span></text:span><text:span text:style-name="Emphasis"><text:span text:style-name="T189">DIGITAL </text:span></text:span><text:span text:style-name="Emphasis"><text:span text:style-name="T188">COMPANION </text:span></text:span></text:p>
      <text:p text:style-name="P63"><text:span text:style-name="Emphasis">A personal, customisable, </text:span><text:span text:style-name="Emphasis"><text:span text:style-name="T237">'</text:span></text:span><text:span text:style-name="Emphasis">companion </text:span><text:span text:style-name="Emphasis">app</text:span><text:span text:style-name="Emphasis"><text:span text:style-name="T196">'</text:span></text:span><text:span text:style-name="Emphasis"> </text:span><text:span text:style-name="Emphasis"><text:span text:style-name="T195">capable of 'reading</text:span></text:span><text:span text:style-name="Emphasis">' to dynamic data streams</text:span></text:p>
      <text:p text:style-name="P63"><text:span text:style-name="Emphasis"><text:span text:style-name="T100">This case study </text:span></text:span><text:span text:style-name="Emphasis"><text:span text:style-name="T108">creates ways in which the design data streams developed in case study 2 can be used as design and teaching tools. It </text:span></text:span><text:span text:style-name="Emphasis"><text:span text:style-name="T102">will focus on the design and use </text:span></text:span><text:span text:style-name="Emphasis"><text:span text:style-name="T107">of</text:span></text:span><text:span text:style-name="Emphasis"><text:span text:style-name="T102"> </text:span></text:span><text:span text:style-name="Emphasis"><text:span text:style-name="T106">a prototype</text:span></text:span><text:span text:style-name="Emphasis"><text:span text:style-name="T100"> </text:span></text:span><text:span text:style-name="Emphasis"><text:span text:style-name="T106">'app'</text:span></text:span><text:span text:style-name="Emphasis"><text:span text:style-name="T100"> that is ca</text:span></text:span><text:span text:style-name="Emphasis"><text:span text:style-name="T101">pable of navigating and 'interpreting' data feeds, </text:span></text:span><text:span text:style-name="Emphasis"><text:span text:style-name="T102">as described above</text:span></text:span><text:span text:style-name="Emphasis"><text:span text:style-name="T101">. </text:span></text:span><text:span text:style-name="Emphasis"><text:span text:style-name="T103">The app will be designed in such a way as to </text:span></text:span><text:span text:style-name="Emphasis"><text:span text:style-name="T107">allow</text:span></text:span><text:span text:style-name="Emphasis"><text:span text:style-name="T103"> customisation and for the user to create their own 'companion app</text:span></text:span><text:span text:style-name="Emphasis"><text:span text:style-name="T115">'</text:span></text:span><text:span text:style-name="Emphasis"><text:span text:style-name="T103">. </text:span></text:span><text:span text:style-name="Emphasis"><text:span text:style-name="T104">This new technological innovation will be tested </text:span></text:span><text:span text:style-name="Emphasis"><text:span text:style-name="T105">and demonstrated </text:span></text:span><text:span text:style-name="Emphasis"><text:span text:style-name="T104">through a short series of student workshops.</text:span></text:span></text:p>
      <text:p text:style-name="P64"><text:span text:style-name="Emphasis"><text:span text:style-name="T72">Technical aspects of this case study have been developed as part of my @simulationBot pilot project. This was and tested as part of a workshop in environmental design in July 201</text:span></text:span><text:span text:style-name="Emphasis"><text:span text:style-name="T74">3</text:span></text:span><text:span text:style-name="Emphasis"><text:span text:style-name="T72">, </text:span></text:span><text:span text:style-name="Emphasis"><text:span text:style-name="T74">with students form S</text:span></text:span><text:span text:style-name="Emphasis"><text:span text:style-name="T75">S</text:span></text:span><text:span text:style-name="Emphasis"><text:span text:style-name="T74">oA.</text:span></text:span></text:p>
      <text:p text:style-name="P66"><text:span text:style-name="Emphasis"><text:span text:style-name="T73"/></text:span></text:p>
      <text:p text:style-name="P67"><text:span text:style-name="T223">Outline</text:span><text:span text:style-name="T199"> </text:span><text:span text:style-name="T233">Chapter </text:span><text:span text:style-name="T199">Structure</text:span></text:p>
      <text:p text:style-name="P20"><text:span text:style-name="T215">Section 0. </text:span>Open source</text:p>
      <text:p text:style-name="P37"><text:span text:style-name="T125"><text:tab/>Chapter </text:span><text:span text:style-name="T124">1. </text:span><text:span text:style-name="T130">Narratives </text:span><text:span text:style-name="T136">of </text:span><text:span text:style-name="T134">Divergen</text:span><text:span text:style-name="T137">t</text:span><text:span text:style-name="T131"> </text:span><text:span text:style-name="T134">O</text:span><text:span text:style-name="T131">pen </text:span><text:span text:style-name="T134">S</text:span><text:span text:style-name="T131">ource </text:span><text:span text:style-name="T126">and </text:span><text:span text:style-name="T134">A</text:span><text:span text:style-name="T126">rchitecture</text:span></text:p>
      <text:p text:style-name="P8"><text:span text:style-name="T89"><text:tab/>Chapter </text:span><text:span text:style-name="T200">2. </text:span><text:span text:style-name="T237">Hacking as </text:span>Methodology</text:p>
      <text:p text:style-name="P9">Section 1. <text:span text:style-name="T200">Situating Simulations</text:span></text:p>
      <text:p text:style-name="P19"><text:span text:style-name="T125"><text:tab/>Chapter </text:span><text:span text:style-name="T124">3. </text:span><text:span text:style-name="T125">Constructing Knowledge </text:span><text:span text:style-name="T129">and spatial formations</text:span><text:span text:style-name="T125"> </text:span><text:span text:style-name="T129">of simulation</text:span></text:p>
      <text:p text:style-name="P19"><text:span text:style-name="T128"><text:tab/>Chapter </text:span><text:span text:style-name="T124">4. </text:span><text:span text:style-name="T128">Simulation and Narrative</text:span></text:p>
      <text:p text:style-name="P33"><text:span text:style-name="Emphasis"><text:span text:style-name="T125"><text:tab/>Case Study 1 </text:span></text:span><text:span text:style-name="Emphasis"><text:span text:style-name="T126">- </text:span></text:span><text:span text:style-name="Emphasis"><text:span text:style-name="T79">GENEALOGICAL </text:span></text:span><text:span text:style-name="Emphasis"><text:span text:style-name="T82">SOFTWARE</text:span></text:span><text:span text:style-name="Emphasis"><text:span text:style-name="T79"> </text:span></text:span><text:span text:style-name="Emphasis"><text:span text:style-name="T81">MAPPING</text:span></text:span><text:span text:style-name="Emphasis"><text:span text:style-name="T79"> </text:span></text:span><text:span text:style-name="Emphasis"><text:span text:style-name="T80">OF 'SPACE</text:span></text:span><text:span text:style-name="Emphasis"><text:span text:style-name="T78"> SYNTAX</text:span></text:span><text:span text:style-name="Emphasis"><text:span text:style-name="T80">'</text:span></text:span><text:span text:style-name="Emphasis"><text:span text:style-name="T78"> </text:span></text:span><text:span text:style-name="Emphasis"><text:span text:style-name="T82">SIMULATION <text:tab/>TECHNIQUES</text:span></text:span></text:p>
      <text:p text:style-name="P10"><text:span text:style-name="T78">Section </text:span><text:span text:style-name="T83">2</text:span><text:span text:style-name="T78">. Traces</text:span><text:span text:style-name="T85"> of </text:span><text:span text:style-name="T84">Codes</text:span><text:span text:style-name="T78"><text:tab/></text:span></text:p>
      <text:p text:style-name="P4"><text:span text:style-name="T160"><text:tab/>Chapter </text:span><text:span text:style-name="T163">5. </text:span><text:span text:style-name="T164">[In]stabilisations of code</text:span></text:p>
      <text:p text:style-name="P5"><text:span text:style-name="T160"><text:tab/>Chapter </text:span><text:span text:style-name="T163">6. </text:span><text:span text:style-name="T165">Spatial s</text:span><text:span text:style-name="T166">tabilisations of </text:span><text:span text:style-name="T165">Co</text:span><text:span text:style-name="T160">de</text:span></text:p>
      <text:p text:style-name="P18"><text:span text:style-name="T125"><text:tab/>Case Study </text:span><text:span text:style-name="T127">2 –</text:span><text:span text:style-name="T126"> </text:span><text:span text:style-name="T177">OPEN DATA</text:span><text:span text:style-name="Emphasis"><text:span text:style-name="T76"> STREAMS </text:span></text:span><text:span text:style-name="Emphasis"><text:span text:style-name="T77">FOR DATA DRIVEN DESIGN</text:span></text:span></text:p>
      <text:p text:style-name="P58"><text:span text:style-name="T78">Section </text:span><text:span text:style-name="T83">3</text:span><text:span text:style-name="T78">. Virtual </text:span><text:span text:style-name="T84">Interfaces</text:span><text:span text:style-name="T78"> </text:span></text:p>
      <text:p text:style-name="P34"><text:span text:style-name="T125"><text:tab/>Chapter </text:span><text:span text:style-name="T124">7.</text:span><text:span text:style-name="T133"> <text:s/></text:span><text:span text:style-name="T125">Post Humanis</text:span><text:span text:style-name="T133">t futures</text:span></text:p>
      <text:p text:style-name="P34"><text:span text:style-name="T125"><text:tab/>Chapter</text:span><text:span text:style-name="T133"> </text:span><text:span text:style-name="T124">8.</text:span><text:span text:style-name="T125"> <text:s/>Digital </text:span><text:span text:style-name="T127">Material</text:span><text:span text:style-name="T132">ity</text:span></text:p>
      <text:p text:style-name="P33"><text:span text:style-name="T125"><text:tab/>Case Study </text:span><text:span text:style-name="T127">3 </text:span><text:span text:style-name="T135">- </text:span><text:span text:style-name="Emphasis"><text:span text:style-name="T186">@</text:span></text:span><text:span text:style-name="Emphasis"><text:span text:style-name="T187">S</text:span></text:span><text:span text:style-name="Emphasis"><text:span text:style-name="T188">IMBOT AS </text:span></text:span><text:span text:style-name="Emphasis"><text:span text:style-name="T189">DIGITAL </text:span></text:span><text:span text:style-name="Emphasis"><text:span text:style-name="T188">COMPANION </text:span></text:span></text:p>
      <text:p text:style-name="P48">Appendix</text:p>
      <text:p text:style-name="P24"><text:span text:style-name="T197">i. diagram </text:span><text:span text:style-name="T198">of </text:span><text:span text:style-name="T197">thesis st</text:span><text:span text:style-name="T198">r</text:span><text:span text:style-name="T197">ucture</text:span></text:p>
      <text:p text:style-name="P24"><text:span text:style-name="Emphasis"><text:span text:style-name="T26">ii. timetab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mbria" svg:font-family="Cambria"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line-height="100%" fo:text-indent="0cm" style:auto-text-indent="false"/>
      <style:text-properties style:font-name="Calibri"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style:font-name="Calibri1" fo:font-weight="bold" officeooo:rsid="004177f9" style:font-size-asian="10.5pt"/>
    </style:style>
    <style:style style:name="PL-Title" style:family="paragraph" style:parent-style-name="PL-Paragraph">
      <style:paragraph-properties fo:margin-top="0cm" fo:margin-bottom="0.199cm" style:contextual-spacing="false" fo:line-height="100%"/>
      <style:text-properties style:font-name="Calibri1" fo:font-size="24pt" fo:font-weight="bold"/>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fo:background-color="#e6e6e6">
        <style:background-image/>
      </style:paragraph-properties>
      <style:text-properties style:font-name="Times New Roman1" fo:font-size="9pt" fo:font-style="italic" fo:font-weight="normal"/>
    </style:style>
    <style:style style:name="PL-Bibliography" style:family="paragraph" style:parent-style-name="PL-Paragraph">
      <style:text-properties fo:font-size="9pt"/>
    </style:style>
    <style:style style:name="PL-Heading" style:family="paragraph" style:parent-style-name="PL-Paragraph">
      <style:paragraph-properties fo:background-color="transparent">
        <style:background-image/>
      </style:paragraph-properties>
      <style:text-properties style:font-name="Cambria" fo:font-size="14pt" fo:font-weight="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Footnote" style:family="paragraph" style:parent-style-name="PL-Paragraph">
      <style:paragraph-properties fo:margin-left="0cm" fo:margin-right="2cm" fo:text-indent="0cm" style:auto-text-indent="false"/>
      <style:text-properties fo:font-size="8pt"/>
    </style:style>
    <style:style style:name="PL-1-Simulation" style:family="paragraph" style:parent-style-name="PL-Heading">
      <style:paragraph-properties fo:background-color="#ffff00">
        <style:background-image/>
      </style:paragraph-properties>
      <style:text-properties fo:color="#000000" style:font-name="Calibri" fo:font-weight="normal"/>
    </style:style>
    <style:style style:name="PL-2-Interface" style:family="paragraph" style:parent-style-name="PL-Heading">
      <style:paragraph-properties fo:background-color="#ff00ff">
        <style:background-image/>
      </style:paragraph-properties>
      <style:text-properties fo:color="#000000" style:font-name="Calibri" fo:font-weight="normal"/>
    </style:style>
    <style:style style:name="PL-3-Code" style:family="paragraph" style:parent-style-name="PL-Paragraph">
      <style:paragraph-properties fo:background-color="#00ffff">
        <style:background-image/>
      </style:paragraph-properties>
      <style:text-properties style:font-name="Calibri1" fo:font-size="14pt"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PL-ParagraphIndent" style:family="paragraph" style:parent-style-name="PL-Paragraph">
      <style:paragraph-properties fo:margin-left="1cm" fo:margin-right="0cm" fo:text-indent="0cm" style:auto-text-indent="false"/>
      <style:text-properties style:use-window-font-color="true" fo:font-style="normal" officeooo:rsid="00197001" fo:background-color="transparent" style:font-style-asian="normal" style:font-style-complex="normal"/>
    </style:style>
    <style:style style:name="PL-ParagraphAbstract" style:family="paragraph" style:parent-style-name="PL-Paragraph">
      <style:paragraph-properties fo:margin-left="0cm" fo:margin-right="4.001cm" fo:text-indent="0cm" style:auto-text-indent="false"/>
      <style:text-properties fo:font-style="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L-Paragraph">
      <style:paragraph-properties fo:text-align="end" style:justify-single-word="false"/>
      <style:text-properties fo:font-size="8pt" fo:font-style="italic" officeooo:rsid="008a63e2" officeooo:paragraph-rsid="00cb863c" fo:background-color="#cccccc" style:font-size-asian="8pt" style:font-style-asian="italic" style:font-size-complex="8pt" style:font-style-complex="italic"/>
    </style:style>
    <style:style style:name="MP2" style:family="paragraph" style:parent-style-name="PL-Paragraph">
      <style:paragraph-properties fo:text-align="end" style:justify-single-word="false"/>
      <style:text-properties fo:font-weight="bold" fo:background-color="#ff0000" style:font-weight-asian="bold" style:font-weight-complex="bold"/>
    </style:style>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Landscape" style:page-layout-name="Mpm3"/>
    <style:master-page style:name="PL-Page" style:page-layout-name="Mpm4">
      <style:header>
        <text:p text:style-name="MP1">Summary Report</text:p>
      </style:header>
      <style:footer>
        <text:p text:style-name="MP2"><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22:35.90</meta:creation-date>
    <dc:date>2013-09-30T14:03:28.47</dc:date>
    <meta:editing-duration>P1DT23H44M20S</meta:editing-duration>
    <meta:editing-cycles>220</meta:editing-cycles>
    <meta:generator>LibreOffice/4.0.5.2$Windows_x86 LibreOffice_project/5464147a081647a250913f19c0715bca595af2f</meta:generator>
    <meta:print-date>2013-09-29T16:52:07.80</meta:print-date>
    <meta:document-statistic meta:table-count="0" meta:image-count="0" meta:object-count="0" meta:page-count="9" meta:paragraph-count="99" meta:word-count="2746" meta:character-count="17834" meta:non-whitespace-character-count="15106"/>
    <meta:user-defined meta:name="ZOTERO_PREF_1">&lt;data data-version="3" zotero-version="4.0.12"&gt;&lt;session id="0plXoHIS"/&gt;&lt;style id="http://www.zotero.org/styles/apa" hasBibliography="1" bibliographyStyleHasBeenSet="0"/&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